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EC000000EC8083EEB5269E9C38.png" manifest:media-type="image/png"/>
  <manifest:file-entry manifest:full-path="Pictures/10000201000002800000027074D3F2C4D47522C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5.796cm" fo:margin-left="0.194cm" fo:margin-top="0cm" fo:margin-bottom="0cm" table:align="left" style:writing-mode="lr-tb"/>
    </style:style>
    <style:style style:name="Tabela2.A" style:family="table-column">
      <style:table-column-properties style:column-width="7.632cm"/>
    </style:style>
    <style:style style:name="Tabela2.B" style:family="table-column">
      <style:table-column-properties style:column-width="8.163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cccccc" fo:padding-left="0.162cm" fo:padding-right="0.191cm" fo:padding-top="0cm" fo:padding-bottom="0cm" fo:border="0.75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background-color="#cccccc" fo:padding-left="0.162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B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4" style:family="table-row">
      <style:table-row-properties fo:keep-together="auto"/>
    </style:style>
    <style:style style:name="Tabela2.A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B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5" style:family="table-row">
      <style:table-row-properties fo:keep-together="auto"/>
    </style:style>
    <style:style style:name="Tabela2.A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B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6" style:family="table-row">
      <style:table-row-properties fo:keep-together="auto"/>
    </style:style>
    <style:style style:name="Tabela2.A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B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7" style:family="table-row">
      <style:table-row-properties fo:keep-together="auto"/>
    </style:style>
    <style:style style:name="Tabela2.A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B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8" style:family="table-row">
      <style:table-row-properties fo:keep-together="auto"/>
    </style:style>
    <style:style style:name="Tabela2.A8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2.B8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" style:family="table">
      <style:table-properties style:width="15.399cm" fo:margin-left="0.194cm" fo:margin-top="0cm" fo:margin-bottom="0cm" table:align="left" style:writing-mode="lr-tb"/>
    </style:style>
    <style:style style:name="Tabela3.A" style:family="table-column">
      <style:table-column-properties style:column-width="2.9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3.889cm"/>
    </style:style>
    <style:style style:name="Tabela3.D" style:family="table-column">
      <style:table-column-properties style:column-width="1.79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cccccc" fo:padding-left="0.162cm" fo:padding-right="0.191cm" fo:padding-top="0cm" fo:padding-bottom="0cm" fo:border="0.75pt solid #000001">
        <style:background-image/>
      </style:table-cell-properties>
    </style:style>
    <style:style style:name="Tabela3.A2" style:family="table-cell">
      <style:table-cell-properties style:vertical-align="middle" fo:background-color="#cccccc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ela3.D2" style:family="table-cell">
      <style:table-cell-properties style:vertical-align="middle" fo:background-color="#cccccc" fo:padding-left="0.162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3.A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B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C3" style:family="table-cell">
      <style:table-cell-properties style:vertical-align="middle"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A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B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A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B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A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B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A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3.B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9" style:family="table">
      <style:table-properties style:width="16.2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3.893cm"/>
    </style:style>
    <style:style style:name="Tabela9.B" style:family="table-column">
      <style:table-column-properties style:column-width="2.401cm"/>
    </style:style>
    <style:style style:name="Tabela9.C" style:family="table-column">
      <style:table-column-properties style:column-width="3.212cm"/>
    </style:style>
    <style:style style:name="Tabela9.D" style:family="table-column">
      <style:table-column-properties style:column-width="2.288cm"/>
    </style:style>
    <style:style style:name="Tabela9.E" style:family="table-column">
      <style:table-column-properties style:column-width="2.702cm"/>
    </style:style>
    <style:style style:name="Tabela9.F" style:family="table-column">
      <style:table-column-properties style:column-width="1.741cm"/>
    </style:style>
    <style:style style:name="Tabela9.1" style:family="table-row">
      <style:table-row-properties fo:background-color="transparent" fo:keep-together="auto">
        <style:background-image/>
      </style:table-row-properties>
    </style:style>
    <style:style style:name="Tabela9.A1" style:family="table-cell">
      <style:table-cell-properties style:vertical-align="middle" fo:background-color="#cccccc" fo:padding-left="0.162cm" fo:padding-right="0.191cm" fo:padding-top="0cm" fo:padding-bottom="0cm" fo:border="0.75pt solid #000001" style:writing-mode="lr-tb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C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E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F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2cm" fo:margin-left="0.194cm" fo:margin-top="0cm" fo:margin-bottom="0cm" table:align="left" style:writing-mode="lr-tb"/>
    </style:style>
    <style:style style:name="Tabela4.A" style:family="table-column">
      <style:table-column-properties style:column-width="2.993cm"/>
    </style:style>
    <style:style style:name="Tabela4.B" style:family="table-column">
      <style:table-column-properties style:column-width="3.332cm"/>
    </style:style>
    <style:style style:name="Tabela4.C" style:family="table-column">
      <style:table-column-properties style:column-width="3.367cm"/>
    </style:style>
    <style:style style:name="Tabela4.D" style:family="table-column">
      <style:table-column-properties style:column-width="3.657cm"/>
    </style:style>
    <style:style style:name="Tabela4.E" style:family="table-column">
      <style:table-column-properties style:column-width="2.671cm"/>
    </style:style>
    <style:style style:name="Tabela4.1" style:family="table-row">
      <style:table-row-properties style:min-row-height="0.893cm" fo:keep-together="auto"/>
    </style:style>
    <style:style style:name="Tabela4.A1" style:family="table-cell">
      <style:table-cell-properties style:vertical-align="middle" fo:background-color="#cccccc" fo:padding-left="0.162cm" fo:padding-right="0.191cm" fo:padding-top="0cm" fo:padding-bottom="0cm" fo:border="0.75pt solid #000001">
        <style:background-image/>
      </style:table-cell-properties>
    </style:style>
    <style:style style:name="Tabela4.2" style:family="table-row">
      <style:table-row-properties fo:keep-together="auto"/>
    </style:style>
    <style:style style:name="Tabela4.3" style:family="table-row">
      <style:table-row-properties fo:keep-together="auto"/>
    </style:style>
    <style:style style:name="Tabela4.A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B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C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D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E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4" style:family="table-row">
      <style:table-row-properties fo:keep-together="auto"/>
    </style:style>
    <style:style style:name="Tabela4.A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B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C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D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E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5" style:family="table-row">
      <style:table-row-properties fo:keep-together="auto"/>
    </style:style>
    <style:style style:name="Tabela4.A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B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C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D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E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6" style:family="table-row">
      <style:table-row-properties fo:keep-together="auto"/>
    </style:style>
    <style:style style:name="Tabela4.A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B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C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D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E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7" style:family="table-row">
      <style:table-row-properties fo:keep-together="auto"/>
    </style:style>
    <style:style style:name="Tabela4.A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B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C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D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4.E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" style:family="table">
      <style:table-properties style:width="15.399cm" fo:margin-left="0.194cm" fo:margin-top="0cm" fo:margin-bottom="0cm" table:align="left" style:writing-mode="lr-tb"/>
    </style:style>
    <style:style style:name="Tabela5.A" style:family="table-column">
      <style:table-column-properties style:column-width="4.101cm"/>
    </style:style>
    <style:style style:name="Tabela5.B" style:family="table-column">
      <style:table-column-properties style:column-width="8.202cm"/>
    </style:style>
    <style:style style:name="Tabela5.C" style:family="table-column">
      <style:table-column-properties style:column-width="3.096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cccccc" fo:padding-left="0.162cm" fo:padding-right="0.191cm" fo:padding-top="0cm" fo:padding-bottom="0cm" fo:border="0.75pt solid #000001">
        <style:background-image/>
      </style:table-cell-properties>
    </style:style>
    <style:style style:name="Tabela5.A2" style:family="table-cell">
      <style:table-cell-properties style:vertical-align="middle"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A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B3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A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B4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A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B5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A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B6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A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5.B7" style:family="table-cell">
      <style:table-cell-properties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6" style:family="table">
      <style:table-properties style:width="15.399cm" fo:margin-left="0.194cm" fo:margin-top="0cm" fo:margin-bottom="0cm" table:align="left" style:writing-mode="lr-tb"/>
    </style:style>
    <style:style style:name="Tabela6.A" style:family="table-column">
      <style:table-column-properties style:column-width="2.551cm"/>
    </style:style>
    <style:style style:name="Tabela6.B" style:family="table-column">
      <style:table-column-properties style:column-width="2.21cm"/>
    </style:style>
    <style:style style:name="Tabela6.C" style:family="table-column">
      <style:table-column-properties style:column-width="2.163cm"/>
    </style:style>
    <style:style style:name="Tabela6.D" style:family="table-column">
      <style:table-column-properties style:column-width="2.122cm"/>
    </style:style>
    <style:style style:name="Tabela6.E" style:family="table-column">
      <style:table-column-properties style:column-width="2.2cm"/>
    </style:style>
    <style:style style:name="Tabela6.F" style:family="table-column">
      <style:table-column-properties style:column-width="1.976cm"/>
    </style:style>
    <style:style style:name="Tabela6.G" style:family="table-column">
      <style:table-column-properties style:column-width="2.17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cccccc" fo:padding-left="0.162cm" fo:padding-right="0.191cm" fo:padding-top="0cm" fo:padding-bottom="0cm" fo:border="0.75pt solid #000001">
        <style:background-image/>
      </style:table-cell-properties>
    </style:style>
    <style:style style:name="Tabela6.A2" style:family="table-cell">
      <style:table-cell-properties style:vertical-align="middle" fo:background-color="#cccccc" fo:padding-left="0.162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6.C4" style:family="table-cell">
      <style:table-cell-properties style:vertical-align="middle" fo:background-color="#ffff00" fo:padding-left="0.162cm" fo:padding-right="0.191cm" fo:padding-top="0cm" fo:padding-bottom="0cm" fo:border="0.75pt solid #000001">
        <style:background-image/>
      </style:table-cell-properties>
    </style:style>
    <style:style style:name="Tabela6.D4" style:family="table-cell">
      <style:table-cell-properties style:vertical-align="middle" fo:background-color="#ffc000" fo:padding-left="0.162cm" fo:padding-right="0.191cm" fo:padding-top="0cm" fo:padding-bottom="0cm" fo:border="0.75pt solid #000001">
        <style:background-image/>
      </style:table-cell-properties>
    </style:style>
    <style:style style:name="Tabela6.E4" style:family="table-cell">
      <style:table-cell-properties style:vertical-align="middle" fo:background-color="#f00000" fo:padding-left="0.162cm" fo:padding-right="0.191cm" fo:padding-top="0cm" fo:padding-bottom="0cm" fo:border="0.75pt solid #000001">
        <style:background-image/>
      </style:table-cell-properties>
    </style:style>
    <style:style style:name="Tabela6.C7" style:family="table-cell">
      <style:table-cell-properties style:vertical-align="middle"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7" style:family="table">
      <style:table-properties style:width="15.399cm" fo:margin-left="0.194cm" fo:margin-top="0cm" fo:margin-bottom="0cm" table:align="left" style:writing-mode="lr-tb"/>
    </style:style>
    <style:style style:name="Tabela7.A" style:family="table-column">
      <style:table-column-properties style:column-width="2.193cm"/>
    </style:style>
    <style:style style:name="Tabela7.B" style:family="table-column">
      <style:table-column-properties style:column-width="1.986cm"/>
    </style:style>
    <style:style style:name="Tabela7.C" style:family="table-column">
      <style:table-column-properties style:column-width="3.013cm"/>
    </style:style>
    <style:style style:name="Tabela7.D" style:family="table-column">
      <style:table-column-properties style:column-width="2.004cm"/>
    </style:style>
    <style:style style:name="Tabela7.E" style:family="table-column">
      <style:table-column-properties style:column-width="2.514cm"/>
    </style:style>
    <style:style style:name="Tabela7.F" style:family="table-column">
      <style:table-column-properties style:column-width="2.134cm"/>
    </style:style>
    <style:style style:name="Tabela7.G" style:family="table-column">
      <style:table-column-properties style:column-width="1.55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cccccc" fo:padding-left="0.162cm" fo:padding-right="0.191cm" fo:padding-top="0cm" fo:padding-bottom="0cm" fo:border="0.75pt solid #000001">
        <style:background-image/>
      </style:table-cell-properties>
    </style:style>
    <style:style style:name="Tabela7.A2" style:family="table-cell">
      <style:table-cell-properties style:vertical-align="middle" fo:background-color="#cccccc" fo:padding-left="0.162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7.4" style:family="table-row">
      <style:table-row-properties style:min-row-height="1.746cm" fo:keep-together="auto"/>
    </style:style>
    <style:style style:name="Tabela7.C4" style:family="table-cell">
      <style:table-cell-properties style:vertical-align="middle" fo:background-color="#ffff00" fo:padding-left="0.162cm" fo:padding-right="0.191cm" fo:padding-top="0cm" fo:padding-bottom="0cm" fo:border="0.75pt solid #000001">
        <style:background-image/>
      </style:table-cell-properties>
    </style:style>
    <style:style style:name="Tabela7.D4" style:family="table-cell">
      <style:table-cell-properties style:vertical-align="middle" fo:background-color="#ffc000" fo:padding-left="0.175cm" fo:padding-right="0.191cm" fo:padding-top="0cm" fo:padding-bottom="0cm" fo:border="0.75pt solid #000001">
        <style:background-image/>
      </style:table-cell-properties>
    </style:style>
    <style:style style:name="Tabela7.E4" style:family="table-cell">
      <style:table-cell-properties style:vertical-align="middle" fo:background-color="#f00000" fo:padding-left="0.175cm" fo:padding-right="0.191cm" fo:padding-top="0cm" fo:padding-bottom="0cm" fo:border="0.75pt solid #000001">
        <style:background-image/>
      </style:table-cell-properties>
    </style:style>
    <style:style style:name="Tabela7.D6" style:family="table-cell">
      <style:table-cell-properties style:vertical-align="middle" fo:background-color="#ffff00" fo:padding-left="0.175cm" fo:padding-right="0.191cm" fo:padding-top="0cm" fo:padding-bottom="0cm" fo:border="0.75pt solid #000001">
        <style:background-image/>
      </style:table-cell-properties>
    </style:style>
    <style:style style:name="Tabela7.C7" style:family="table-cell">
      <style:table-cell-properties style:vertical-align="middle" fo:background-color="#ffffcc" fo:padding-left="0.162cm" fo:padding-right="0.191cm" fo:padding-top="0cm" fo:padding-bottom="0cm" fo:border="0.75pt solid #000001">
        <style:background-image/>
      </style:table-cell-properties>
    </style:style>
    <style:style style:name="Tabela7.D8" style:family="table-cell">
      <style:table-cell-properties style:vertical-align="middle" fo:background-color="#ffffcc" fo:padding-left="0.175cm" fo:padding-right="0.191cm" fo:padding-top="0cm" fo:padding-bottom="0cm" fo:border="0.75pt solid #000001">
        <style:background-image/>
      </style:table-cell-properties>
    </style:style>
    <style:style style:name="Tabela8" style:family="table">
      <style:table-properties style:width="15.399cm" fo:margin-left="0.194cm" fo:margin-top="0cm" fo:margin-bottom="0cm" table:align="left" style:writing-mode="lr-tb"/>
    </style:style>
    <style:style style:name="Tabela8.A" style:family="table-column">
      <style:table-column-properties style:column-width="2.468cm"/>
    </style:style>
    <style:style style:name="Tabela8.B" style:family="table-column">
      <style:table-column-properties style:column-width="1.969cm"/>
    </style:style>
    <style:style style:name="Tabela8.C" style:family="table-column">
      <style:table-column-properties style:column-width="2.459cm"/>
    </style:style>
    <style:style style:name="Tabela8.D" style:family="table-column">
      <style:table-column-properties style:column-width="1.995cm"/>
    </style:style>
    <style:style style:name="Tabela8.E" style:family="table-column">
      <style:table-column-properties style:column-width="2.007cm"/>
    </style:style>
    <style:style style:name="Tabela8.F" style:family="table-column">
      <style:table-column-properties style:column-width="1.6cm"/>
    </style:style>
    <style:style style:name="Tabela8.G" style:family="table-column">
      <style:table-column-properties style:column-width="2.90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cccccc" fo:padding-left="0.162cm" fo:padding-right="0.191cm" fo:padding-top="0cm" fo:padding-bottom="0cm" fo:border="0.75pt solid #000001">
        <style:background-image/>
      </style:table-cell-properties>
    </style:style>
    <style:style style:name="Tabela8.A2" style:family="table-cell">
      <style:table-cell-properties style:vertical-align="middle" fo:background-color="#cccccc" fo:padding-left="0.162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8.4" style:family="table-row">
      <style:table-row-properties style:min-row-height="2.09cm" fo:keep-together="auto"/>
    </style:style>
    <style:style style:name="Tabela8.C4" style:family="table-cell">
      <style:table-cell-properties style:vertical-align="middle" fo:background-color="#ffff00" fo:padding-left="0.162cm" fo:padding-right="0.191cm" fo:padding-top="0cm" fo:padding-bottom="0cm" fo:border="0.75pt solid #000001">
        <style:background-image/>
      </style:table-cell-properties>
    </style:style>
    <style:style style:name="Tabela8.D4" style:family="table-cell">
      <style:table-cell-properties style:vertical-align="middle" fo:background-color="#ffc000" fo:padding-left="0.175cm" fo:padding-right="0.191cm" fo:padding-top="0cm" fo:padding-bottom="0cm" fo:border="0.75pt solid #000001">
        <style:background-image/>
      </style:table-cell-properties>
    </style:style>
    <style:style style:name="Tabela8.E4" style:family="table-cell">
      <style:table-cell-properties style:vertical-align="middle" fo:background-color="#f00000" fo:padding-left="0.175cm" fo:padding-right="0.191cm" fo:padding-top="0cm" fo:padding-bottom="0cm" fo:border="0.75pt solid #000001">
        <style:background-image/>
      </style:table-cell-properties>
    </style:style>
    <style:style style:name="Tabela8.D6" style:family="table-cell">
      <style:table-cell-properties style:vertical-align="middle" fo:background-color="#ffff00" fo:padding-left="0.175cm" fo:padding-right="0.191cm" fo:padding-top="0cm" fo:padding-bottom="0cm" fo:border="0.75pt solid #000001">
        <style:background-image/>
      </style:table-cell-properties>
    </style:style>
    <style:style style:name="Tabela8.C7" style:family="table-cell">
      <style:table-cell-properties style:vertical-align="middle"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Tabela8.D8" style:family="table-cell">
      <style:table-cell-properties style:vertical-align="middle" fo:background-color="#ffffff" fo:padding-left="0.175cm" fo:padding-right="0.191cm" fo:padding-top="0cm" fo:padding-bottom="0cm" fo:border="0.75pt solid #000001">
        <style:background-image/>
      </style:table-cell-properties>
    </style:style>
    <style:style style:name="Tabela16" style:family="table">
      <style:table-properties style:width="16.106cm" fo:margin-left="0.095cm" fo:margin-top="0cm" fo:margin-bottom="0cm" table:align="left" style:writing-mode="lr-tb"/>
    </style:style>
    <style:style style:name="Tabela16.A" style:family="table-column">
      <style:table-column-properties style:column-width="8.807cm"/>
    </style:style>
    <style:style style:name="Tabela16.B" style:family="table-column">
      <style:table-column-properties style:column-width="2.702cm"/>
    </style:style>
    <style:style style:name="Tabela16.C" style:family="table-column">
      <style:table-column-properties style:column-width="2.683cm"/>
    </style:style>
    <style:style style:name="Tabela16.D" style:family="table-column">
      <style:table-column-properties style:column-width="1.914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#cccccc" fo:padding-left="0.162cm" fo:padding-right="0.191cm" fo:padding-top="0cm" fo:padding-bottom="0cm" fo:border="0.75pt solid #000001">
        <style:background-image/>
      </style:table-cell-properties>
    </style:style>
    <style:style style:name="Tabela16.A2" style:family="table-cell">
      <style:table-cell-properties style:vertical-align="middle" fo:background-color="#cccccc" fo:padding-left="0.162cm" fo:padding-right="0.191cm" fo:padding-top="0cm" fo:padding-bottom="0cm" fo:border-left="0.75pt solid #000001" fo:border-right="0.75pt solid #000001" fo:border-top="none" fo:border-bottom="0.75pt solid #000001">
        <style:background-image/>
      </style:table-cell-properties>
    </style:style>
    <style:style style:name="Tabela16.A3" style:family="table-cell">
      <style:table-cell-properties style:vertical-align="middle" fo:background-color="#ffffff" fo:padding-left="0.162cm" fo:padding-right="0.191cm" fo:padding-top="0cm" fo:padding-bottom="0cm" fo:border="0.75pt solid #000001">
        <style:background-image/>
      </style:table-cell-properties>
    </style:style>
    <style:style style:name="P1" style:family="paragraph" style:parent-style-name="Standard">
      <style:paragraph-properties fo:margin-left="-0.101cm" fo:margin-right="0cm" fo:line-height="100%" fo:text-align="center" style:justify-single-word="false" fo:text-indent="0cm" style:auto-text-indent="false" style:writing-mode="lr-tb"/>
      <style:text-properties style:font-name="Times New Roman" fo:font-size="11pt" fo:font-weight="normal" officeooo:paragraph-rsid="01162b34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-0.101cm" fo:margin-right="0cm" fo:line-height="100%" fo:text-align="center" style:justify-single-word="false" fo:text-indent="0cm" style:auto-text-indent="false" style:writing-mode="lr-tb"/>
      <style:text-properties style:font-name="Calibri" fo:font-size="11pt" fo:font-weight="bold" officeooo:paragraph-rsid="01162b34" style:font-size-asian="11pt" style:font-weight-asian="bold" style:font-size-complex="11pt" style:font-weight-complex="bold"/>
    </style:style>
    <style:style style:name="P3" style:family="paragraph" style:parent-style-name="Header">
      <style:paragraph-properties style:snap-to-layout-grid="false"/>
      <style:text-properties fo:language="pt" fo:country="BR" officeooo:paragraph-rsid="01162b34" style:language-asian="pt" style:country-asian="BR"/>
    </style:style>
    <style:style style:name="P4" style:family="paragraph" style:parent-style-name="Table_20_Contents">
      <style:paragraph-properties style:snap-to-layout-grid="false"/>
      <style:text-properties style:font-name="Arial" officeooo:rsid="01162b34" officeooo:paragraph-rsid="01162b34" style:font-name-complex="Arial"/>
    </style:style>
    <style:style style:name="P5" style:family="paragraph" style:parent-style-name="Table_20_Contents">
      <style:paragraph-properties style:snap-to-layout-grid="false"/>
      <style:text-properties style:font-name="Arial" officeooo:paragraph-rsid="01162b34" style:font-name-complex="Arial"/>
    </style:style>
    <style:style style:name="P6" style:family="paragraph" style:parent-style-name="Table_20_Contents">
      <style:paragraph-properties style:snap-to-layout-grid="false"/>
      <style:text-properties style:font-name="Arial" officeooo:rsid="00e606f3" officeooo:paragraph-rsid="01162b34" style:font-name-complex="Ari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480a2e" officeooo:paragraph-rsid="00480a2e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480a2e" officeooo:paragraph-rsid="00480a2e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480a2e" officeooo:paragraph-rsid="00480a2e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49f0ba" officeooo:paragraph-rsid="0049f0ba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4b1361" officeooo:paragraph-rsid="004b1361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480a2e" officeooo:paragraph-rsid="00480a2e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1pt" officeooo:rsid="004b1361" officeooo:paragraph-rsid="004b1361" style:font-size-asian="11pt" style:font-size-complex="11pt"/>
    </style:style>
    <style:style style:name="P14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" fo:font-size="12pt" fo:font-style="normal" officeooo:rsid="00129860" officeooo:paragraph-rsid="0016975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margin-left="0cm" fo:margin-right="0.499cm" fo:line-height="150%" fo:text-align="center" style:justify-single-word="false" fo:text-indent="0cm" style:auto-text-indent="false"/>
      <style:text-properties style:font-name="Times New Roman" fo:font-size="12pt" fo:font-style="normal" fo:font-weight="bold" officeooo:rsid="00129860" officeooo:paragraph-rsid="0016975e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style:font-name="Times New Roman" fo:font-size="12pt" fo:font-style="normal" fo:font-weight="bold" officeooo:rsid="001d4e6c" officeooo:paragraph-rsid="001d4e6c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.499cm" fo:line-height="150%" fo:text-align="center" style:justify-single-word="false" fo:text-indent="0cm" style:auto-text-indent="false"/>
      <style:text-properties style:font-name="Times New Roman" fo:font-size="12pt" fo:font-style="normal" fo:font-weight="bold" officeooo:rsid="0016975e" officeooo:paragraph-rsid="0016975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style:font-name="Times New Roman" fo:font-size="12pt" officeooo:rsid="00129860" officeooo:paragraph-rsid="0016975e" style:font-size-asian="12pt" style:font-size-complex="12pt"/>
    </style:style>
    <style:style style:name="P19" style:family="paragraph" style:parent-style-name="Standard">
      <style:paragraph-properties fo:margin-left="0cm" fo:margin-right="0.499cm" fo:margin-top="0.199cm" fo:margin-bottom="0.199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2596b6" officeooo:paragraph-rsid="0026dddb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3ee545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1d4e6c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1f5d74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6dddb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423cm" fo:margin-bottom="0.423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1d4e6c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rsid="00129860" officeooo:paragraph-rsid="0022196a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423cm" fo:margin-bottom="0.423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129860" officeooo:paragraph-rsid="001e02e5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129860" officeooo:paragraph-rsid="001f5d74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d57589" officeooo:paragraph-rsid="00d57589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423cm" fo:margin-bottom="0.423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d6c428" officeooo:paragraph-rsid="00d6c428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db4617" officeooo:paragraph-rsid="00db4617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db4617" officeooo:paragraph-rsid="001d4e6c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dc5bbe" officeooo:paragraph-rsid="00dc5bbe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e7821d" officeooo:paragraph-rsid="00e7821d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 style:shadow="none" style:writing-mode="lr-tb"/>
      <style:text-properties fo:color="#000000" style:font-name="Times New Roman" fo:font-size="12pt" fo:font-style="normal" fo:font-weight="normal" officeooo:paragraph-rsid="001e02e5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1pt" fo:language="pt" fo:country="BR" fo:font-style="normal" fo:font-weight="bold" officeooo:rsid="00098b5c" officeooo:paragraph-rsid="00eccbc4" style:letter-kerning="true" style:font-name-asian="Segoe UI" style:font-size-asian="11pt" style:language-asian="zh" style:country-asian="CN" style:font-style-asian="normal" style:font-weight-asian="bold" style:font-name-complex="Segoe UI" style:font-size-complex="11pt" style:language-complex="hi" style:country-complex="IN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1pt" fo:language="pt" fo:country="BR" fo:font-style="normal" fo:font-weight="bold" officeooo:paragraph-rsid="002ba9d7" style:letter-kerning="true" style:font-name-asian="Segoe UI" style:font-size-asian="11pt" style:language-asian="zh" style:country-asian="CN" style:font-style-asian="normal" style:font-weight-asian="bold" style:font-name-complex="Segoe UI" style:font-size-complex="11pt" style:language-complex="hi" style:country-complex="IN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1pt" fo:font-style="normal" fo:font-weight="bold" officeooo:paragraph-rsid="002a78b2" style:font-name-asian="Segoe UI" style:font-size-asian="11pt" style:font-style-asian="normal" style:font-weight-asian="bold" style:font-name-complex="Segoe UI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1pt" fo:font-style="normal" fo:font-weight="bold" officeooo:paragraph-rsid="0026dddb" style:font-name-asian="Segoe UI" style:font-size-asian="11pt" style:font-style-asian="normal" style:font-weight-asian="bold" style:font-name-complex="Segoe UI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1pt" fo:font-style="normal" fo:font-weight="normal" officeooo:paragraph-rsid="002ba9d7" style:font-name-asian="Segoe UI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1pt" fo:font-style="normal" fo:font-weight="normal" officeooo:paragraph-rsid="002ba9d7" style:font-name-asian="Segoe UI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26dddb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2a78b2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2b23de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d57589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eb3d59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1f5d74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eb8c1a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098b5c" officeooo:paragraph-rsid="002a78b2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098b5c" officeooo:paragraph-rsid="0028860e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098b5c" officeooo:paragraph-rsid="00ebfce2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098b5c" officeooo:paragraph-rsid="00ed266a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098b5c" officeooo:paragraph-rsid="002b23de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098b5c" officeooo:paragraph-rsid="00eefd72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d57589" officeooo:paragraph-rsid="00d57589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eb3d59" officeooo:paragraph-rsid="00eb3d59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ebfce2" officeooo:paragraph-rsid="00ebfce2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eccbc4" officeooo:paragraph-rsid="00eccbc4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ef6c7f" officeooo:paragraph-rsid="00ef6c7f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10dbe38" officeooo:paragraph-rsid="010dbe38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a78b2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b23de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rsid="00ebfce2" officeooo:paragraph-rsid="00ebfce2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rsid="00eefd72" officeooo:paragraph-rsid="00eefd72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rsid="00eccbc4" officeooo:paragraph-rsid="00eccbc4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a78b2" fo:background-color="#f00000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b23de" fo:background-color="#f00000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language="pt" fo:country="BR" fo:font-style="normal" fo:font-weight="bold" officeooo:rsid="00e7821d" officeooo:paragraph-rsid="00480a2e" style:letter-kerning="true" style:font-name-asian="Segoe UI" style:font-size-asian="12pt" style:language-asian="zh" style:country-asian="CN" style:font-style-asian="normal" style:font-weight-asian="bold" style:font-name-complex="Segoe UI" style:font-size-complex="12pt" style:language-complex="hi" style:country-complex="IN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language="pt" fo:country="BR" fo:font-style="normal" fo:font-weight="bold" officeooo:paragraph-rsid="002ba9d7" style:letter-kerning="true" style:font-name-asian="Segoe UI" style:font-size-asian="12pt" style:language-asian="zh" style:country-asian="CN" style:font-style-asian="normal" style:font-weight-asian="bold" style:font-name-complex="Segoe UI" style:font-size-complex="12pt" style:language-complex="hi" style:country-complex="IN" style:font-style-complex="normal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language="pt" fo:country="BR" fo:font-style="normal" fo:font-weight="bold" officeooo:paragraph-rsid="00f11a69" style:letter-kerning="true" style:font-name-asian="Segoe UI" style:font-size-asian="12pt" style:language-asian="zh" style:country-asian="CN" style:font-style-asian="normal" style:font-weight-asian="bold" style:font-name-complex="Segoe UI" style:font-size-complex="12pt" style:language-complex="hi" style:country-complex="IN" style:font-style-complex="normal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language="pt" fo:country="BR" fo:font-style="normal" fo:font-weight="bold" officeooo:rsid="00eccbc4" officeooo:paragraph-rsid="00eccbc4" style:letter-kerning="true" fo:background-color="transparent" style:font-name-asian="Segoe UI" style:font-size-asian="12pt" style:language-asian="zh" style:country-asian="CN" style:font-style-asian="normal" style:font-weight-asian="bold" style:font-name-complex="Segoe UI" style:font-size-complex="12pt" style:language-complex="hi" style:country-complex="IN" style:font-style-complex="normal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language="pt" fo:country="BR" fo:font-style="normal" fo:font-weight="normal" officeooo:paragraph-rsid="002a78b2" style:letter-kerning="true" fo:background-color="transparent" style:font-name-asian="Segoe UI" style:font-size-asian="12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.423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1d4e6c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.423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d86137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.423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dc5bbe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75" style:family="paragraph" style:parent-style-name="Standard">
      <style:paragraph-properties fo:margin-left="0cm" fo:margin-right="0cm" fo:margin-top="0.423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1e02e5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.199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dd4ab1" officeooo:paragraph-rsid="00dd4ab1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77" style:family="paragraph" style:parent-style-name="Standard">
      <style:paragraph-properties fo:margin-left="0cm" fo:margin-right="0cm" fo:margin-top="0.199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dd4ab1" officeooo:paragraph-rsid="00ddc6ca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78" style:family="paragraph" style:parent-style-name="Standard">
      <style:paragraph-properties fo:margin-left="0cm" fo:margin-right="0cm" fo:margin-top="0.199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eb8c1a" officeooo:paragraph-rsid="00eb8c1a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79" style:family="paragraph" style:parent-style-name="Standard">
      <style:paragraph-properties fo:margin-left="0cm" fo:margin-right="0cm" fo:margin-top="0.199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2196a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.199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1e02e5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.199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2196a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1e02e5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1f5d74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107a3f6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.101cm" fo:margin-bottom="0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1f5d74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officeooo:paragraph-rsid="005150a5" style:font-size-asian="12pt" style:font-style-asian="normal" style:font-size-complex="12pt" style:font-style-complex="normal"/>
    </style:style>
    <style:style style:name="P87" style:family="paragraph" style:parent-style-name="Standard">
      <style:paragraph-properties fo:margin-left="0cm" fo:margin-right="0cm" fo:margin-top="0cm" fo:margin-bottom="0.282cm" loext:contextual-spacing="false" fo:text-align="center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2b23de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88" style:family="paragraph" style:parent-style-name="Standard">
      <style:paragraph-properties fo:margin-left="0cm" fo:margin-right="0cm" fo:margin-top="0cm" fo:margin-bottom="0.282cm" loext:contextual-spacing="false" fo:line-height="150%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rsid="002596b6" officeooo:paragraph-rsid="002a78b2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89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2b23de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90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a78b2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b23de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92" style:family="paragraph" style:parent-style-name="Standard">
      <style:paragraph-properties fo:margin-left="0cm" fo:margin-right="0cm" fo:margin-top="0cm" fo:margin-bottom="0.423cm" loext:contextual-spacing="false" fo:text-align="start" style:justify-single-word="false" fo:text-indent="0cm" style:auto-text-indent="false" style:writing-mode="lr-tb"/>
      <style:text-properties fo:color="#000000" style:font-name="Times New Roman" fo:font-size="12pt" fo:font-style="normal" fo:font-weight="bold" officeooo:paragraph-rsid="002ba9d7" style:font-name-asian="Segoe UI" style:font-size-asian="12pt" style:font-style-asian="normal" style:font-weight-asian="bold" style:font-name-complex="Segoe UI" style:font-size-complex="12pt" style:font-style-complex="normal" style:font-weight-complex="bold"/>
    </style:style>
    <style:style style:name="P93" style:family="paragraph" style:parent-style-name="Standard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paragraph-rsid="002ba9d7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rsid="002596b6" officeooo:paragraph-rsid="002ba9d7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 style:writing-mode="lr-tb"/>
      <style:text-properties fo:color="#000000" style:font-name="Times New Roman" fo:font-size="12pt" fo:font-style="normal" fo:font-weight="normal" officeooo:rsid="0037a8fa" officeooo:paragraph-rsid="0037a8fa" style:font-name-asian="Segoe UI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.3cm" fo:margin-right="0.499cm" fo:line-height="15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color="#000000" style:font-name="Times New Roman" fo:font-size="11pt" fo:font-style="normal" fo:font-weight="bold" officeooo:rsid="00dd31ca" officeooo:paragraph-rsid="00dd31ca" style:font-size-asian="11pt" style:font-style-asian="normal" style:font-weight-asian="bold" style:font-size-complex="11pt" style:font-style-complex="normal" style:font-weight-complex="bold" fo:hyphenate="false" fo:hyphenation-remain-char-count="2" fo:hyphenation-push-char-count="2"/>
    </style:style>
    <style:style style:name="P97" style:family="paragraph" style:parent-style-name="Standard" style:master-page-name="">
      <loext:graphic-properties draw:fill="none"/>
      <style:paragraph-properties fo:margin-left="0.4cm" fo:margin-right="0.499cm" fo:line-height="15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color="#000000" style:font-name="Times New Roman" fo:font-size="11pt" fo:font-style="normal" fo:font-weight="bold" officeooo:rsid="00ddc6ca" officeooo:paragraph-rsid="00ddc6ca" style:font-size-asian="11pt" style:font-style-asian="normal" style:font-weight-asian="bold" style:font-size-complex="11pt" style:font-style-complex="normal" style:font-weight-complex="bold" fo:hyphenate="false" fo:hyphenation-remain-char-count="2" fo:hyphenation-push-char-count="2"/>
    </style:style>
    <style:style style:name="P98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color="#000000" style:font-name="Times New Roman" fo:font-size="11pt" fo:font-style="normal" fo:font-weight="bold" officeooo:paragraph-rsid="00eb3d59" style:font-name-asian="Segoe UI" style:font-size-asian="11pt" style:font-style-asian="normal" style:font-weight-asian="bold" style:font-name-complex="Segoe UI" style:font-size-complex="11pt" style:font-style-complex="normal" style:font-weight-complex="bold" fo:hyphenate="false" fo:hyphenation-remain-char-count="2" fo:hyphenation-push-char-count="2"/>
    </style:style>
    <style:style style:name="P99" style:family="paragraph" style:parent-style-name="Standard" style:master-page-name="">
      <loext:graphic-properties draw:fill="none"/>
      <style:paragraph-properties fo:margin-left="0.3cm" fo:margin-right="0cm" fo:margin-top="0cm" fo:margin-bottom="0.282cm" loext:contextual-spacing="false" fo:line-height="15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color="#000000" style:font-name="Times New Roman" fo:font-size="11pt" fo:font-style="normal" fo:font-weight="bold" officeooo:rsid="002596b6" officeooo:paragraph-rsid="00ec2a83" style:font-name-asian="Segoe UI" style:font-size-asian="11pt" style:font-style-asian="normal" style:font-weight-asian="bold" style:font-name-complex="Segoe UI" style:font-size-complex="11pt" style:font-style-complex="normal" style:font-weight-complex="bold" fo:hyphenate="false" fo:hyphenation-remain-char-count="2" fo:hyphenation-push-char-count="2"/>
    </style:style>
    <style:style style:name="P100" style:family="paragraph" style:parent-style-name="Standard" style:master-page-name="">
      <loext:graphic-properties draw:fill="none"/>
      <style:paragraph-properties fo:margin-left="0.3cm" fo:margin-right="0cm" fo:margin-top="0cm" fo:margin-bottom="0.282cm" loext:contextual-spacing="false" fo:line-height="15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color="#000000" style:font-name="Times New Roman" fo:font-size="11pt" fo:font-style="normal" fo:font-weight="bold" officeooo:rsid="002596b6" officeooo:paragraph-rsid="00eefd72" style:font-name-asian="Segoe UI" style:font-size-asian="11pt" style:font-style-asian="normal" style:font-weight-asian="bold" style:font-name-complex="Segoe UI" style:font-size-complex="11pt" style:font-style-complex="normal" style:font-weight-complex="bold" fo:hyphenate="false" fo:hyphenation-remain-char-count="2" fo:hyphenation-push-char-count="2"/>
    </style:style>
    <style:style style:name="P101" style:family="paragraph" style:parent-style-name="Standard" style:master-page-name="">
      <loext:graphic-properties draw:fill="none"/>
      <style:paragraph-properties fo:margin-left="0.4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color="#000000" style:font-name="Times New Roman" fo:font-size="11pt" fo:font-style="normal" fo:font-weight="bold" officeooo:rsid="00129860" officeooo:paragraph-rsid="00eb8c1a" style:font-name-asian="Segoe UI" style:font-size-asian="11pt" style:font-style-asian="normal" style:font-weight-asian="bold" style:font-name-complex="Segoe UI" style:font-size-complex="11pt" style:font-style-complex="normal" style:font-weight-complex="bold" fo:hyphenate="false" fo:hyphenation-remain-char-count="2" fo:hyphenation-push-char-count="2"/>
    </style:style>
    <style:style style:name="P102" style:family="paragraph" style:parent-style-name="Standard" style:master-page-name="">
      <loext:graphic-properties draw:fill="none"/>
      <style:paragraph-properties fo:margin-left="0.4cm" fo:margin-right="0cm" fo:margin-top="0cm" fo:margin-bottom="0cm" loext:contextual-spacing="false" fo:line-height="15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color="#000000" style:font-name="Times New Roman" fo:font-size="11pt" fo:font-style="normal" fo:font-weight="bold" officeooo:rsid="002596b6" officeooo:paragraph-rsid="00ed266a" style:font-name-asian="Segoe UI" style:font-size-asian="11pt" style:font-style-asian="normal" style:font-weight-asian="bold" style:font-name-complex="Segoe UI" style:font-size-complex="11pt" style:font-style-complex="normal" style:font-weight-complex="bold" fo:hyphenate="false" fo:hyphenation-remain-char-count="2" fo:hyphenation-push-char-count="2"/>
    </style:style>
    <style:style style:name="P103" style:family="paragraph" style:parent-style-name="Standard" style:master-page-name="">
      <loext:graphic-properties draw:fill="none"/>
      <style:paragraph-properties fo:margin-left="0.4cm" fo:margin-right="0cm" fo:margin-top="0cm" fo:margin-bottom="0.423cm" loext:contextual-spacing="false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color="#000000" style:font-name="Times New Roman" fo:font-size="11pt" fo:font-style="normal" fo:font-weight="bold" officeooo:paragraph-rsid="00f11a69" style:font-name-asian="Segoe UI" style:font-size-asian="11pt" style:font-style-asian="normal" style:font-weight-asian="bold" style:font-name-complex="Segoe UI" style:font-size-complex="11pt" style:font-style-complex="normal" style:font-weight-complex="bold" fo:hyphenate="false" fo:hyphenation-remain-char-count="2" fo:hyphenation-push-char-count="2"/>
    </style:style>
    <style:style style:name="P104" style:family="paragraph" style:parent-style-name="Standard">
      <loext:graphic-properties draw:fill="none"/>
      <style:paragraph-properties fo:margin-left="0.4cm" fo:margin-right="0cm" fo:margin-top="0cm" fo:margin-bottom="0.423cm" loext:contextual-spacing="fals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style:font-name="Times New Roman" fo:font-size="11pt" fo:font-style="normal" fo:font-weight="bold" officeooo:paragraph-rsid="00f11a69" style:font-name-asian="Segoe UI" style:font-size-asian="11pt" style:font-style-asian="normal" style:font-weight-asian="bold" style:font-name-complex="Segoe UI" style:font-size-complex="11pt" style:font-style-complex="normal" style:font-weight-complex="bold" fo:hyphenate="false" fo:hyphenation-remain-char-count="2" fo:hyphenation-push-char-count="2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officeooo:paragraph-rsid="002b23de" style:font-size-asian="12pt" style:font-size-complex="12pt"/>
    </style:style>
    <style:style style:name="P106" style:family="paragraph" style:parent-style-name="Standard">
      <loext:graphic-properties draw:fill="none"/>
      <style:paragraph-properties fo:margin-left="0.199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style:font-name="Times New Roman" fo:font-size="11pt" fo:font-style="normal" fo:font-weight="bold" officeooo:paragraph-rsid="00e605c5" style:font-name-asian="Segoe UI" style:font-size-asian="11pt" style:font-style-asian="normal" style:font-weight-asian="bold" style:font-name-complex="Segoe UI" style:font-size-complex="11pt" style:font-style-complex="normal" style:font-weight-complex="bold" fo:hyphenate="false" fo:hyphenation-remain-char-count="2" fo:hyphenation-push-char-count="2"/>
    </style:style>
    <style:style style:name="P107" style:family="paragraph" style:parent-style-name="Standard" style:master-page-name="">
      <loext:graphic-properties draw:fill="none"/>
      <style:paragraph-properties fo:margin-left="0.199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color="#000000" style:font-name="Times New Roman" fo:font-size="11pt" fo:font-style="normal" fo:font-weight="bold" officeooo:paragraph-rsid="00e605c5" style:font-name-asian="Segoe UI" style:font-size-asian="11pt" style:font-style-asian="normal" style:font-weight-asian="bold" style:font-name-complex="Segoe UI" style:font-size-complex="11pt" style:font-style-complex="normal" style:font-weight-complex="bold" fo:hyphenate="false" fo:hyphenation-remain-char-count="2" fo:hyphenation-push-char-count="2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pt" fo:font-weight="bold" officeooo:rsid="0016975e" officeooo:paragraph-rsid="0016975e" style:font-size-asian="12pt" style:font-weight-asian="bold" style:font-size-complex="12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4e6c"/>
    </style:style>
    <style:style style:name="T4" style:family="text">
      <style:text-properties officeooo:rsid="00098b5c"/>
    </style:style>
    <style:style style:name="T5" style:family="text">
      <style:text-properties officeooo:rsid="001f5d74"/>
    </style:style>
    <style:style style:name="T6" style:family="text">
      <style:text-properties fo:font-weight="normal" style:font-name-asian="Segoe UI" style:font-weight-asian="normal" style:font-name-complex="Segoe UI" style:font-weight-complex="normal"/>
    </style:style>
    <style:style style:name="T7" style:family="text">
      <style:text-properties fo:font-weight="normal" officeooo:rsid="00204066" style:font-name-asian="Segoe UI" style:font-weight-asian="normal" style:font-name-complex="Segoe UI" style:font-weight-complex="normal"/>
    </style:style>
    <style:style style:name="T8" style:family="text">
      <style:text-properties fo:font-weight="normal" officeooo:rsid="00480a2e" style:font-name-asian="Segoe UI" style:font-weight-asian="normal" style:font-name-complex="Segoe UI" style:font-weight-complex="normal"/>
    </style:style>
    <style:style style:name="T9" style:family="text">
      <style:text-properties fo:font-weight="normal" officeooo:rsid="005150a5" style:font-name-asian="Segoe UI" style:font-weight-asian="normal" style:font-name-complex="Segoe UI" style:font-weight-complex="normal"/>
    </style:style>
    <style:style style:name="T10" style:family="text">
      <style:text-properties officeooo:rsid="0026dddb"/>
    </style:style>
    <style:style style:name="T11" style:family="text">
      <style:text-properties officeooo:rsid="0029d9a0"/>
    </style:style>
    <style:style style:name="T12" style:family="text">
      <style:text-properties officeooo:rsid="002a78b2"/>
    </style:style>
    <style:style style:name="T13" style:family="text">
      <style:text-properties officeooo:rsid="003e2dda"/>
    </style:style>
    <style:style style:name="T14" style:family="text">
      <style:text-properties officeooo:rsid="00480a2e"/>
    </style:style>
    <style:style style:name="T15" style:family="text">
      <style:text-properties officeooo:rsid="004b1361"/>
    </style:style>
    <style:style style:name="T16" style:family="text">
      <style:text-properties officeooo:rsid="004e60c6"/>
    </style:style>
    <style:style style:name="T17" style:family="text">
      <style:text-properties officeooo:rsid="004f5bc6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6975e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ca549c" style:font-style-asian="normal" style:font-weight-asian="bold" style:font-style-complex="normal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73e38"/>
    </style:style>
    <style:style style:name="T23" style:family="text">
      <style:text-properties officeooo:rsid="000b9144"/>
    </style:style>
    <style:style style:name="T24" style:family="text">
      <style:text-properties officeooo:rsid="00ca549c"/>
    </style:style>
    <style:style style:name="T25" style:family="text">
      <style:text-properties officeooo:rsid="00d31371"/>
    </style:style>
    <style:style style:name="T26" style:family="text">
      <style:text-properties officeooo:rsid="00d4e025"/>
    </style:style>
    <style:style style:name="T27" style:family="text">
      <style:text-properties officeooo:rsid="00d86137"/>
    </style:style>
    <style:style style:name="T28" style:family="text">
      <style:text-properties officeooo:rsid="00d95873"/>
    </style:style>
    <style:style style:name="T29" style:family="text">
      <style:text-properties officeooo:rsid="00dc5bbe"/>
    </style:style>
    <style:style style:name="T30" style:family="text">
      <style:text-properties officeooo:rsid="00dd4ab1"/>
    </style:style>
    <style:style style:name="T31" style:family="text">
      <style:text-properties officeooo:rsid="00e33e11"/>
    </style:style>
    <style:style style:name="T32" style:family="text">
      <style:text-properties officeooo:rsid="00e605c5"/>
    </style:style>
    <style:style style:name="T33" style:family="text">
      <style:text-properties officeooo:rsid="00ea0347"/>
    </style:style>
    <style:style style:name="T34" style:family="text">
      <style:text-properties officeooo:rsid="00ea6d7f"/>
    </style:style>
    <style:style style:name="T35" style:family="text">
      <style:text-properties officeooo:rsid="00eb3d59"/>
    </style:style>
    <style:style style:name="T36" style:family="text">
      <style:text-properties officeooo:rsid="00ebd6e5"/>
    </style:style>
    <style:style style:name="T37" style:family="text">
      <style:text-properties officeooo:rsid="00ec2a83"/>
    </style:style>
    <style:style style:name="T38" style:family="text">
      <style:text-properties officeooo:rsid="00eefd72"/>
    </style:style>
    <style:style style:name="T39" style:family="text">
      <style:text-properties officeooo:rsid="00ef6c7f"/>
    </style:style>
    <style:style style:name="T40" style:family="text">
      <style:text-properties officeooo:rsid="0106295b"/>
    </style:style>
    <style:style style:name="T41" style:family="text">
      <style:text-properties officeooo:rsid="0107a3f6"/>
    </style:style>
    <style:style style:name="T42" style:family="text">
      <style:text-properties officeooo:rsid="0107ada9"/>
    </style:style>
    <style:style style:name="T43" style:family="text">
      <style:text-properties officeooo:rsid="0108a7c3"/>
    </style:style>
    <style:style style:name="T44" style:family="text">
      <style:text-properties officeooo:rsid="010b80b0"/>
    </style:style>
    <style:style style:name="T45" style:family="text">
      <style:text-properties officeooo:rsid="010ccec9"/>
    </style:style>
    <style:style style:name="T46" style:family="text">
      <style:text-properties officeooo:rsid="011d8c85"/>
    </style:style>
    <style:style style:name="T47" style:family="text">
      <style:text-properties officeooo:rsid="0121e97e"/>
    </style:style>
    <style:style style:name="T48" style:family="text">
      <style:text-properties officeooo:rsid="01220e99"/>
    </style:style>
    <style:style style:name="T49" style:family="text">
      <style:text-properties officeooo:rsid="01267ffc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Contexto Geral da Gestão de Riscos</text:p>
      <text:p text:style-name="P17"/>
      <text:p text:style-name="P18"><text:span text:style-name="T20">1) </text:span><text:span text:style-name="T19">C</text:span><text:span text:style-name="T18">ategorias de </text:span><text:span text:style-name="T20">R</text:span><text:span text:style-name="T18">iscos</text:span></text:p>
      <text:p text:style-name="P15"/>
      <text:p text:style-name="P14">A Política de Gestão de Riscos abrange as seguintes categorias de riscos:</text:p>
      <text:p text:style-name="P14"/>
      <text:p text:style-name="P14">I – <text:span text:style-name="T2">estratégicos</text:span>: estão associados à tomada de decisão que pode afetar negativamente o alcance dos objetivos da organização;</text:p>
      <text:p text:style-name="P14">II – <text:span text:style-name="T2">operacionais</text:span>: estão associados à ocorrência de perdas (produtividade, ativos e orçamentos) resultantes de falhas, deficiências ou inadequação de processos internos, estrutura, pessoas, sistemas, tecnologia, assim como de eventos externos (catástrofes naturais, greves, fraudes);</text:p>
      <text:p text:style-name="P14">III – <text:span text:style-name="T2">de comunicação</text:span>: estão associados a eventos que podem impedir ou dificultar a disponibilidade de informações para a tomada de decisões e para cumprimento das obrigações de <text:span text:style-name="T21">accountability</text:span> (prestação de contas às instâncias controladoras e à sociedade);</text:p>
      <text:p text:style-name="P14">IV – <text:span text:style-name="T2">de conformidade</text:span>: estão associados ao não cumprimento de princípios constitucionais, legislações específicas ou regulamentações externas aplicáveis ao negócio, bem como de normas e procedimentos internos.</text:p>
      <text:p text:style-name="P14"/>
      <text:p text:style-name="P16"><text:span text:style-name="T24">2) </text:span>Fatores <text:span text:style-name="T24">I</text:span>nternos e <text:span text:style-name="T24">E</text:span>xternos</text:p>
      <text:p text:style-name="P20"><text:span text:style-name="T3">O</text:span>s fatores internos e externos, em conjunto com os <text:span text:style-name="T1">critérios de riscos </text:span>(escalas de probabilidade e impacto, a relação entre elas, apetite a riscos e matriz de classificação dos riscos), <text:span text:style-name="T26">formam</text:span> o ambiente de gerenciamento corporativo de riscos (contexto geral).</text:p>
      <text:p text:style-name="P21">A Tabela 1 apresenta um rol, não exaustivo, de categorias de eventos a serem consideradas na definição do <text:span text:style-name="T25">Contexto Geral </text:span>da organização.</text:p>
      <text:p text:style-name="P21"/>
      <text:p text:style-name="P21"/>
      <text:p text:style-name="P21"><text:soft-page-break/></text:p>
      <table:table table:name="Tabela2" table:style-name="Tabela2">
        <table:table-column table:style-name="Tabela2.A"/>
        <table:table-column table:style-name="Tabela2.B"/>
        <table:table-header-rows>
          <table:table-row table:style-name="Tabela2.1">
            <table:table-cell table:style-name="Tabela2.A1" table:number-columns-spanned="2" office:value-type="string">
              <text:p text:style-name="P44">Fatores Internos e Externos</text:p>
            </table:table-cell>
            <table:covered-table-cell/>
          </table:table-row>
        </table:table-header-rows>
        <table:table-row table:style-name="Tabela2.2">
          <table:table-cell table:style-name="Tabela2.A2" office:value-type="string">
            <text:p text:style-name="P54">Fatores Internos</text:p>
          </table:table-cell>
          <table:table-cell table:style-name="Tabela2.A2" office:value-type="string">
            <text:p text:style-name="P54">Fatores Externos</text:p>
          </table:table-cell>
        </table:table-row>
        <table:table-row table:style-name="Tabela2.3">
          <table:table-cell table:style-name="Tabela2.A8" office:value-type="string">
            <text:p text:style-name="P28">Conformidade e Fiscalização</text:p>
            <text:p text:style-name="P24">• No<text:span text:style-name="T13">r</text:span>matização, controle e fiscalização interna;</text:p>
            <text:p text:style-name="P72">• Gestão dos elementos que influenciam o alcance dos objetivos estratégicos.</text:p>
          </table:table-cell>
          <table:table-cell table:style-name="Tabela2.B8" office:value-type="string">
            <text:p text:style-name="P28">Regulamentação</text:p>
            <text:p text:style-name="P24">• Ambiente regulatório;</text:p>
            <text:p text:style-name="P72">• Aderência aos principais requisitos regulatórios externos.</text:p>
          </table:table-cell>
        </table:table-row>
        <table:table-row table:style-name="Tabela2.4">
          <table:table-cell table:style-name="Tabela2.A8" office:value-type="string">
            <text:p text:style-name="P28">Recursos Humanos</text:p>
            <text:p text:style-name="P24">• Carga de trabalho;</text:p>
            <text:p text:style-name="P24">• Segregação de funções;</text:p>
            <text:p text:style-name="P72">• Clima organizacional.</text:p>
          </table:table-cell>
          <table:table-cell table:style-name="Tabela2.B8" office:value-type="string">
            <text:p text:style-name="P28">Fornecedores</text:p>
            <text:p text:style-name="P24">• Relação com os fornecedores;</text:p>
            <text:p text:style-name="P24">• Sanções ao contratado;</text:p>
            <text:p text:style-name="P72">• Cláusulas contratuais sobre a entrega do objeto contratado.</text:p>
          </table:table-cell>
        </table:table-row>
        <table:table-row table:style-name="Tabela2.5">
          <table:table-cell table:style-name="Tabela2.A8" office:value-type="string">
            <text:p text:style-name="P28">Tecnologia da Informação</text:p>
            <text:p text:style-name="P24">• Abrangência dos benefícios da TI;</text:p>
            <text:p text:style-name="P24">• Demanda interna por recursos de TI;</text:p>
            <text:p text:style-name="P24">• Definição de parâmetros mínimos de qualidade e eficiência dos serviços prestados pela TI;</text:p>
            <text:p text:style-name="P72">• Alinhamento da TI ao plano corporativo de continuidade de negócios.</text:p>
          </table:table-cell>
          <table:table-cell table:style-name="Tabela2.B8" office:value-type="string">
            <text:p text:style-name="P28">Desastres</text:p>
            <text:p text:style-name="P24">• Inundação, incêndio e outros.</text:p>
            <text:p text:style-name="P72"/>
          </table:table-cell>
        </table:table-row>
        <table:table-row table:style-name="Tabela2.6">
          <table:table-cell table:style-name="Tabela2.A8" office:value-type="string">
            <text:p text:style-name="P29">Controles Físicos</text:p>
            <text:p text:style-name="P24">• Controles de segurança física;</text:p>
            <text:p text:style-name="P24">• Alinhamento entre os controles de segurança física e lógica;</text:p>
            <text:p text:style-name="P72">• Existência do Plano de Continuidade de negócios ou Plano de Recuperação de Desastres.</text:p>
          </table:table-cell>
          <table:table-cell table:style-name="Tabela2.B8" office:value-type="string">
            <text:p text:style-name="P29">Reputação</text:p>
            <text:p text:style-name="P24">• Percepção da sociedade;</text:p>
            <text:p text:style-name="P72">• Segurança do Processo Eleitoral;</text:p>
            <text:p text:style-name="P73">• <text:span text:style-name="T27">Segurança dos sistemas eleitorais;</text:span></text:p>
            <text:p text:style-name="P73">• <text:span text:style-name="T28">Atenção ao eleitor e acessibilidade.</text:span></text:p>
          </table:table-cell>
        </table:table-row>
        <text:soft-page-break/>
        <table:table-row table:style-name="Tabela2.7">
          <table:table-cell table:style-name="Tabela2.A8" office:value-type="string">
            <text:p text:style-name="P30">Cultura Organizacional</text:p>
            <text:p text:style-name="P72">• Adaptação da cultura organizacional às mudanças no contexto interno.</text:p>
          </table:table-cell>
          <table:table-cell table:style-name="Tabela2.B8" office:value-type="string">
            <text:p text:style-name="P31">Ambiente Cultural, Social e Político</text:p>
            <text:p text:style-name="P72">• Mudanças de governo;</text:p>
            <text:p text:style-name="P74">• <text:span text:style-name="T29">Especificidade do ambiente cultural das regiões do Estado.</text:span></text:p>
          </table:table-cell>
        </table:table-row>
        <table:table-row table:style-name="Tabela2.8">
          <table:table-cell table:style-name="Tabela2.A8" office:value-type="string">
            <text:p text:style-name="P32">Econômicos</text:p>
            <text:p text:style-name="P72">• Disponibilidade financeiro-orçamentária.</text:p>
          </table:table-cell>
          <table:table-cell table:style-name="Tabela2.B8" office:value-type="string">
            <text:p text:style-name="P72"/>
          </table:table-cell>
        </table:table-row>
      </table:table>
      <text:p text:style-name="P96">Tabela 1: Fatores internos e externos.</text:p>
      <text:p text:style-name="P26"><text:span text:style-name="T30">3) </text:span>Escala de Probabilidade</text:p>
      <text:p text:style-name="P34">A <text:span text:style-name="T30">T</text:span>abela 2 apresenta <text:span text:style-name="T4">a</text:span> escala de probabilidade que define as chances de o evento ocorrer. O <text:span text:style-name="T4">Gestor</text:span> de Risco poderá adequar somente os quantitativos da coluna “ocorrências”, a depender do caso concreto. 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table:number-columns-spanned="4" office:value-type="string">
              <text:p text:style-name="P76">Escala de Probabilidade</text:p>
            </table:table-cell>
            <table:covered-table-cell/>
            <table:covered-table-cell/>
            <table:covered-table-cell/>
          </table:table-row>
        </table:table-header-rows>
        <table:table-row table:style-name="Tabela3.1">
          <table:table-cell table:style-name="Tabela3.A2" office:value-type="string">
            <text:p text:style-name="P77">Descritor</text:p>
          </table:table-cell>
          <table:table-cell table:style-name="Tabela3.A2" office:value-type="string">
            <text:p text:style-name="P77">Descrição</text:p>
          </table:table-cell>
          <table:table-cell table:style-name="Tabela3.A2" office:value-type="string">
            <text:p text:style-name="P77">Ocorrências</text:p>
          </table:table-cell>
          <table:table-cell table:style-name="Tabela3.D2" office:value-type="string">
            <text:p text:style-name="P77">Nível</text:p>
          </table:table-cell>
        </table:table-row>
        <table:table-row table:style-name="Tabela3.1">
          <table:table-cell table:style-name="Tabela3.A3" office:value-type="string">
            <text:p text:style-name="P80">Muito Baixa</text:p>
          </table:table-cell>
          <table:table-cell table:style-name="Tabela3.B3" office:value-type="string">
            <text:p text:style-name="P82">Evento extraordinário sem histórico de ocorrência <text:span text:style-name="T31">conhecido</text:span>.</text:p>
          </table:table-cell>
          <table:table-cell table:style-name="Tabela3.C3" office:value-type="string">
            <text:p text:style-name="P75">Até 5</text:p>
          </table:table-cell>
          <table:table-cell table:style-name="Tabela3.C3" office:value-type="string">
            <text:p text:style-name="P75">1</text:p>
          </table:table-cell>
        </table:table-row>
        <table:table-row table:style-name="Tabela3.1">
          <table:table-cell table:style-name="Tabela3.A4" office:value-type="string">
            <text:p text:style-name="P80">Baixa</text:p>
          </table:table-cell>
          <table:table-cell table:style-name="Tabela3.B4" office:value-type="string">
            <text:p text:style-name="P82">Evento casual e inesperado sem histórico de ocorrência <text:span text:style-name="T31">conhecido</text:span>.</text:p>
          </table:table-cell>
          <table:table-cell table:style-name="Tabela3.C3" office:value-type="string">
            <text:p text:style-name="P75">&gt; 5 <text:span text:style-name="T40">a</text:span>té 10</text:p>
          </table:table-cell>
          <table:table-cell table:style-name="Tabela3.C3" office:value-type="string">
            <text:p text:style-name="P75">2</text:p>
          </table:table-cell>
        </table:table-row>
        <table:table-row table:style-name="Tabela3.1">
          <table:table-cell table:style-name="Tabela3.A5" office:value-type="string">
            <text:p text:style-name="P80">Média</text:p>
          </table:table-cell>
          <table:table-cell table:style-name="Tabela3.B5" office:value-type="string">
            <text:p text:style-name="P82">Evento esperado de frequência reduzida e com histórico de ocorrência parcialmente conhecido.</text:p>
          </table:table-cell>
          <table:table-cell table:style-name="Tabela3.C3" office:value-type="string">
            <text:p text:style-name="P75">&gt; 10 <text:span text:style-name="T40">a</text:span>té 15</text:p>
          </table:table-cell>
          <table:table-cell table:style-name="Tabela3.C3" office:value-type="string">
            <text:p text:style-name="P75">3</text:p>
          </table:table-cell>
        </table:table-row>
        <table:table-row table:style-name="Tabela3.1">
          <table:table-cell table:style-name="Tabela3.A6" office:value-type="string">
            <text:p text:style-name="P80">Alta</text:p>
          </table:table-cell>
          <table:table-cell table:style-name="Tabela3.B6" office:value-type="string">
            <text:p text:style-name="P82">Evento usual com histórico de ocorrência amplamente conhecido.</text:p>
          </table:table-cell>
          <table:table-cell table:style-name="Tabela3.C3" office:value-type="string">
            <text:p text:style-name="P75">&gt; 15 <text:span text:style-name="T40">a</text:span>té 20</text:p>
          </table:table-cell>
          <table:table-cell table:style-name="Tabela3.C3" office:value-type="string">
            <text:p text:style-name="P75">4</text:p>
          </table:table-cell>
        </table:table-row>
        <table:table-row table:style-name="Tabela3.1">
          <table:table-cell table:style-name="Tabela3.A7" office:value-type="string">
            <text:p text:style-name="P80">Muito Alta</text:p>
          </table:table-cell>
          <table:table-cell table:style-name="Tabela3.B7" office:value-type="string">
            <text:p text:style-name="P82">Evento repetitivo e constante.</text:p>
          </table:table-cell>
          <table:table-cell table:style-name="Tabela3.C3" office:value-type="string">
            <text:p text:style-name="P75">&gt; 20</text:p>
          </table:table-cell>
          <table:table-cell table:style-name="Tabela3.C3" office:value-type="string">
            <text:p text:style-name="P75">5</text:p>
          </table:table-cell>
        </table:table-row>
      </table:table>
      <text:p text:style-name="P97">Tabela 2: Escala de probabilidade.</text:p>
      <text:p text:style-name="P27"><text:span text:style-name="T32">4) </text:span>Escala de <text:span text:style-name="T5">Impacto</text:span></text:p>
      <text:p text:style-name="P86"><text:span text:style-name="T7">A escala de impacto d</text:span><text:span text:style-name="T6">efin</text:span><text:span text:style-name="T7">e</text:span><text:span text:style-name="T6"> o nível de </text:span><text:span text:style-name="T9">impacto a partir de critérios de estratégia e de operação da instituição, bem como o </text:span><text:span text:style-name="T6">impacto no objetivo (do projeto, da contratação ou do processo de </text:span><text:soft-page-break/><text:span text:style-name="T6">trabalho avaliado). Para tanto, devem ser consideradas as dimensões </text:span><text:span text:style-name="T8">de impacto estratégico-operacional e de </text:span><text:span text:style-name="T6">custo, prazo, escopo e qualidade </text:span><text:span text:style-name="T8">dos objetivos do processo, projeto ou serviço</text:span><text:span text:style-name="T6">. O impacto está associado às consequências do evento, conforme modelo apresentado na</text:span><text:span text:style-name="T8">s</text:span><text:span text:style-name="T6"> tabela</text:span><text:span text:style-name="T8">s</text:span><text:span text:style-name="T6"> a seguir: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header-rows>
          <table:table-row table:style-name="Tabela9.1">
            <table:table-cell table:style-name="Tabela9.A1" table:number-columns-spanned="6" office:value-type="string">
              <text:p text:style-name="P67">Impacto Estratégico-Operacional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8">Esforço de gestão</text:p>
          </table:table-cell>
          <table:table-cell table:style-name="Tabela9.B2" office:value-type="string">
            <text:p text:style-name="P8">Regulação</text:p>
          </table:table-cell>
          <table:table-cell table:style-name="Tabela9.C2" office:value-type="string">
            <text:p text:style-name="P8">Reputação</text:p>
          </table:table-cell>
          <table:table-cell table:style-name="Tabela9.D2" office:value-type="string">
            <text:p text:style-name="P7">Negócios /<text:span text:style-name="T46"> </text:span>Serviços à Sociedade</text:p>
          </table:table-cell>
          <table:table-cell table:style-name="Tabela9.E2" office:value-type="string">
            <text:p text:style-name="P12">Intervenção Hierárquica</text:p>
          </table:table-cell>
          <table:table-cell table:style-name="Tabela9.F2" office:value-type="string">
            <text:p text:style-name="P33">Nível</text:p>
          </table:table-cell>
        </table:table-row>
        <table:table-row>
          <table:table-cell table:style-name="Tabela9.A7" office:value-type="string">
            <text:p text:style-name="P9">Evento cujo impacto pode ser absorvido por meio de atividades normais</text:p>
          </table:table-cell>
          <table:table-cell table:style-name="Tabela9.B7" office:value-type="string">
            <text:p text:style-name="P10">Pouco ou nenhum impacto</text:p>
          </table:table-cell>
          <table:table-cell table:style-name="Tabela9.C7" office:value-type="string">
            <text:p text:style-name="P10">Impacto apenas interno <text:span text:style-name="T33">ou </text:span>sem impacto</text:p>
          </table:table-cell>
          <table:table-cell table:style-name="Tabela9.D7" office:value-type="string">
            <text:p text:style-name="P10">Pouco ou nenhum<text:line-break/>impacto nas metas </text:p>
          </table:table-cell>
          <table:table-cell table:style-name="Tabela9.E7" office:value-type="string">
            <text:p text:style-name="P13">Seria alcançada no funcionamento normal da atividade</text:p>
          </table:table-cell>
          <table:table-cell table:style-name="Tabela9.F7" office:value-type="string">
            <text:p text:style-name="P9">1</text:p>
          </table:table-cell>
        </table:table-row>
        <table:table-row>
          <table:table-cell table:style-name="Tabela9.A7" office:value-type="string">
            <text:p text:style-name="P9">Evento cujas consequências podem ser absorvidas, mas carecem de esforço da gestão para minimizar o impacto</text:p>
          </table:table-cell>
          <table:table-cell table:style-name="Tabela9.B7" office:value-type="string">
            <text:p text:style-name="P10">Determina ações de caráter orientativo</text:p>
          </table:table-cell>
          <table:table-cell table:style-name="Tabela9.C7" office:value-type="string">
            <text:p text:style-name="P10">Tende a limitar-se às partes envolvidas</text:p>
          </table:table-cell>
          <table:table-cell table:style-name="Tabela9.D7" office:value-type="string">
            <text:p text:style-name="P10">Prejudica o alcance das metas do processo</text:p>
          </table:table-cell>
          <table:table-cell table:style-name="Tabela9.E7" office:value-type="string">
            <text:p text:style-name="P11">Exigiria a intervenção do Coordenador </text:p>
          </table:table-cell>
          <table:table-cell table:style-name="Tabela9.F7" office:value-type="string">
            <text:p text:style-name="P9">2</text:p>
          </table:table-cell>
        </table:table-row>
        <table:table-row>
          <table:table-cell table:style-name="Tabela9.A7" office:value-type="string">
            <text:p text:style-name="P9">Evento significativo que pode ser gerenciado em circunstâncias normais</text:p>
          </table:table-cell>
          <table:table-cell table:style-name="Tabela9.B7" office:value-type="string">
            <text:p text:style-name="P10">Determina ações de caráter corretivo</text:p>
          </table:table-cell>
          <table:table-cell table:style-name="Tabela9.C7" office:value-type="string">
            <text:p text:style-name="P10">Pode chegar à mídia provocando a exposição por um curto período de tempo</text:p>
          </table:table-cell>
          <table:table-cell table:style-name="Tabela9.D7" office:value-type="string">
            <text:p text:style-name="P10">Prejudica o alcance dos objetivos estratégicos</text:p>
          </table:table-cell>
          <table:table-cell table:style-name="Tabela9.E7" office:value-type="string">
            <text:p text:style-name="P11">Exigiria a intervenção do Secretário </text:p>
          </table:table-cell>
          <table:table-cell table:style-name="Tabela9.F7" office:value-type="string">
            <text:p text:style-name="P9">3</text:p>
          </table:table-cell>
        </table:table-row>
        <table:table-row>
          <table:table-cell table:style-name="Tabela9.A7" office:value-type="string">
            <text:p text:style-name="P9">Evento crítico, mas que, com a devida gestão, pode ser suportado</text:p>
          </table:table-cell>
          <table:table-cell table:style-name="Tabela9.B7" office:value-type="string">
            <text:p text:style-name="P10">Determina ações de caráter pecuniários (multas)</text:p>
          </table:table-cell>
          <table:table-cell table:style-name="Tabela9.C7" office:value-type="string">
            <text:p text:style-name="P10">Com algum destaque na mídia nacional, provocando exposição significativa</text:p>
          </table:table-cell>
          <table:table-cell table:style-name="Tabela9.D7" office:value-type="string">
            <text:p text:style-name="P10">Prejudica o alcance da missão da Unidade</text:p>
          </table:table-cell>
          <table:table-cell table:style-name="Tabela9.E7" office:value-type="string">
            <text:p text:style-name="P11">Exigiria a intervenção do Diretor<text:span text:style-name="T34">-</text:span>Geral</text:p>
          </table:table-cell>
          <table:table-cell table:style-name="Tabela9.F7" office:value-type="string">
            <text:p text:style-name="P9">4</text:p>
          </table:table-cell>
        </table:table-row>
        <table:table-row>
          <table:table-cell table:style-name="Tabela9.A7" office:value-type="string">
            <text:p text:style-name="P9">Evento com potencial para levar o negócio ou <text:span text:style-name="T41">o </text:span>serviço ao colapso</text:p>
          </table:table-cell>
          <table:table-cell table:style-name="Tabela9.B7" office:value-type="string">
            <text:p text:style-name="P10">Determina interrupção das atividades</text:p>
          </table:table-cell>
          <table:table-cell table:style-name="Tabela9.C7" office:value-type="string">
            <text:p text:style-name="P10">Com destaque na mídia nacional e internacional, podendo atingir os objetivos estratégicos e a missão</text:p>
          </table:table-cell>
          <table:table-cell table:style-name="Tabela9.D7" office:value-type="string">
            <text:p text:style-name="P10">Prejudica o alcance da missão do TRE</text:p>
          </table:table-cell>
          <table:table-cell table:style-name="Tabela9.E7" office:value-type="string">
            <text:p text:style-name="P11">Exigiria a intervenção do Presidente do TRE </text:p>
          </table:table-cell>
          <table:table-cell table:style-name="Tabela9.F7" office:value-type="string">
            <text:p text:style-name="P9">5</text:p>
          </table:table-cell>
        </table:table-row>
      </table:table>
      <text:p text:style-name="P107">Tabela 3: Impacto <text:span text:style-name="T14">Estratégico-Operacional</text:span></text:p>
      <text:p text:style-name="P10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ext:soft-page-break/>
        <table:table-row table:style-name="Tabela4.1">
          <table:table-cell table:style-name="Tabela4.A1" table:number-columns-spanned="5" office:value-type="string">
            <text:p text:style-name="P45">Impacto <text:span text:style-name="T49">nas </text:span>Dimensões do Objetivo</text:p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45"><text:span text:style-name="T35">Custo </text:span>( aumento %)</text:p>
          </table:table-cell>
          <table:table-cell table:style-name="Tabela4.A1" office:value-type="string">
            <text:p text:style-name="P55">Prazo</text:p>
            <text:p text:style-name="P45">(atraso %)</text:p>
          </table:table-cell>
          <table:table-cell table:style-name="Tabela4.A1" office:value-type="string">
            <text:p text:style-name="P55">Escopo</text:p>
            <text:p text:style-name="P46">(afetação)</text:p>
          </table:table-cell>
          <table:table-cell table:style-name="Tabela4.A1" office:value-type="string">
            <text:p text:style-name="P55">Qualidade</text:p>
            <text:p text:style-name="P46">(degradação)</text:p>
          </table:table-cell>
          <table:table-cell table:style-name="Tabela4.A1" office:value-type="string">
            <text:p text:style-name="P55">Nível</text:p>
            <text:p text:style-name="P46"/>
          </table:table-cell>
        </table:table-row>
        <table:table-row table:style-name="Tabela4.3">
          <table:table-cell table:style-name="Tabela4.A3" office:value-type="string">
            <text:p text:style-name="P83">Até 5</text:p>
          </table:table-cell>
          <table:table-cell table:style-name="Tabela4.B3" office:value-type="string">
            <text:p text:style-name="P83">Até 5</text:p>
          </table:table-cell>
          <table:table-cell table:style-name="Tabela4.C3" office:value-type="string">
            <text:p text:style-name="P83">Insignificante</text:p>
          </table:table-cell>
          <table:table-cell table:style-name="Tabela4.D3" office:value-type="string">
            <text:p text:style-name="P83">Irrisória</text:p>
          </table:table-cell>
          <table:table-cell table:style-name="Tabela4.E3" office:value-type="string">
            <text:p text:style-name="P85">1</text:p>
          </table:table-cell>
        </table:table-row>
        <table:table-row table:style-name="Tabela4.4">
          <table:table-cell table:style-name="Tabela4.A4" office:value-type="string">
            <text:p text:style-name="P83">&gt; 5 <text:span text:style-name="T41">a</text:span>té 10</text:p>
          </table:table-cell>
          <table:table-cell table:style-name="Tabela4.B4" office:value-type="string">
            <text:p text:style-name="P84">&gt; 5 <text:span text:style-name="T41">a</text:span>té 10</text:p>
          </table:table-cell>
          <table:table-cell table:style-name="Tabela4.C4" office:value-type="string">
            <text:p text:style-name="P83">Pouco</text:p>
          </table:table-cell>
          <table:table-cell table:style-name="Tabela4.D4" office:value-type="string">
            <text:p text:style-name="P83">Pouco</text:p>
          </table:table-cell>
          <table:table-cell table:style-name="Tabela4.E4" office:value-type="string">
            <text:p text:style-name="P85">2</text:p>
          </table:table-cell>
        </table:table-row>
        <table:table-row table:style-name="Tabela4.5">
          <table:table-cell table:style-name="Tabela4.A5" office:value-type="string">
            <text:p text:style-name="P84">&gt; 10 <text:span text:style-name="T41">a</text:span>té 15</text:p>
          </table:table-cell>
          <table:table-cell table:style-name="Tabela4.B5" office:value-type="string">
            <text:p text:style-name="P84">&gt; 10 <text:span text:style-name="T41">a</text:span>té 15</text:p>
          </table:table-cell>
          <table:table-cell table:style-name="Tabela4.C5" office:value-type="string">
            <text:p text:style-name="P83">Significativa</text:p>
          </table:table-cell>
          <table:table-cell table:style-name="Tabela4.D5" office:value-type="string">
            <text:p text:style-name="P83">Relevante</text:p>
          </table:table-cell>
          <table:table-cell table:style-name="Tabela4.E5" office:value-type="string">
            <text:p text:style-name="P85">3</text:p>
          </table:table-cell>
        </table:table-row>
        <table:table-row table:style-name="Tabela4.6">
          <table:table-cell table:style-name="Tabela4.A6" office:value-type="string">
            <text:p text:style-name="P84">&gt; 15 <text:span text:style-name="T41">a</text:span>té 20</text:p>
          </table:table-cell>
          <table:table-cell table:style-name="Tabela4.B6" office:value-type="string">
            <text:p text:style-name="P84">&gt; 15 <text:span text:style-name="T41">a</text:span>té 20</text:p>
          </table:table-cell>
          <table:table-cell table:style-name="Tabela4.C6" office:value-type="string">
            <text:p text:style-name="P83">Muito significativa</text:p>
          </table:table-cell>
          <table:table-cell table:style-name="Tabela4.D6" office:value-type="string">
            <text:p text:style-name="P83">Muito relevante</text:p>
          </table:table-cell>
          <table:table-cell table:style-name="Tabela4.E6" office:value-type="string">
            <text:p text:style-name="P85">4</text:p>
          </table:table-cell>
        </table:table-row>
        <table:table-row table:style-name="Tabela4.7">
          <table:table-cell table:style-name="Tabela4.A7" office:value-type="string">
            <text:p text:style-name="P83">&gt; 20 </text:p>
          </table:table-cell>
          <table:table-cell table:style-name="Tabela4.B7" office:value-type="string">
            <text:p text:style-name="P83">&gt;20 </text:p>
          </table:table-cell>
          <table:table-cell table:style-name="Tabela4.C7" office:value-type="string">
            <text:p text:style-name="P83">Ampla</text:p>
          </table:table-cell>
          <table:table-cell table:style-name="Tabela4.D7" office:value-type="string">
            <text:p text:style-name="P83">Grave</text:p>
          </table:table-cell>
          <table:table-cell table:style-name="Tabela4.E7" office:value-type="string">
            <text:p text:style-name="P85">5</text:p>
          </table:table-cell>
        </table:table-row>
      </table:table>
      <text:p text:style-name="P98">Tabela <text:span text:style-name="T14">4</text:span>: Impacto <text:span text:style-name="T49">nas </text:span>Dimensões do Objetivo</text:p>
      <text:p text:style-name="P22">O Gestor de Risco pode, quando necessário, adequar somente os quantitativos das colunas “custo” e “prazo”, a depender do caso concreto. </text:p>
      <text:p text:style-name="P25"><text:span text:style-name="T16">N</text:span>em sempre o nível será o mesmo para todas as dimensões. Caso isso aconteça, considerar-se-á como o nível de impacto o mais alto encontrado <text:span text:style-name="T16">nas duas tabelas</text:span>, para a sua classificação, conforme a seguir: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47">Escala de Impacto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78">Descritor</text:p>
          </table:table-cell>
          <table:table-cell table:style-name="Tabela5.A2" office:value-type="string">
            <text:p text:style-name="P78">Descrição</text:p>
          </table:table-cell>
          <table:table-cell table:style-name="Tabela5.A2" office:value-type="string">
            <text:p text:style-name="P78">Nível</text:p>
          </table:table-cell>
        </table:table-row>
        <table:table-row table:style-name="Tabela5.1">
          <table:table-cell table:style-name="Tabela5.A3" office:value-type="string">
            <text:p text:style-name="P81">Muito baixa</text:p>
          </table:table-cell>
          <table:table-cell table:style-name="Tabela5.B3" office:value-type="string">
            <text:p text:style-name="P81">Impacto insignificante nos objetivos</text:p>
          </table:table-cell>
          <table:table-cell table:style-name="Tabela5.A2" office:value-type="string">
            <text:p text:style-name="P79">1</text:p>
          </table:table-cell>
        </table:table-row>
        <table:table-row table:style-name="Tabela5.1">
          <table:table-cell table:style-name="Tabela5.A4" office:value-type="string">
            <text:p text:style-name="P81">Baixa</text:p>
          </table:table-cell>
          <table:table-cell table:style-name="Tabela5.B4" office:value-type="string">
            <text:p text:style-name="P81">Impacto mínimo nos objetivos</text:p>
          </table:table-cell>
          <table:table-cell table:style-name="Tabela5.A2" office:value-type="string">
            <text:p text:style-name="P79">2</text:p>
          </table:table-cell>
        </table:table-row>
        <table:table-row table:style-name="Tabela5.1">
          <table:table-cell table:style-name="Tabela5.A5" office:value-type="string">
            <text:p text:style-name="P81">Média</text:p>
          </table:table-cell>
          <table:table-cell table:style-name="Tabela5.B5" office:value-type="string">
            <text:p text:style-name="P81">Impacto mediano nos objetivos, com possibilidade de recuperação</text:p>
          </table:table-cell>
          <table:table-cell table:style-name="Tabela5.A2" office:value-type="string">
            <text:p text:style-name="P79">3</text:p>
          </table:table-cell>
        </table:table-row>
        <table:table-row table:style-name="Tabela5.1">
          <table:table-cell table:style-name="Tabela5.A6" office:value-type="string">
            <text:p text:style-name="P81">Alta</text:p>
          </table:table-cell>
          <table:table-cell table:style-name="Tabela5.B6" office:value-type="string">
            <text:p text:style-name="P81">Impacto significante nos objetivos, com possibilidade remota de recuperação</text:p>
          </table:table-cell>
          <table:table-cell table:style-name="Tabela5.A2" office:value-type="string">
            <text:p text:style-name="P79">4</text:p>
          </table:table-cell>
        </table:table-row>
        <table:table-row table:style-name="Tabela5.1">
          <table:table-cell table:style-name="Tabela5.A7" office:value-type="string">
            <text:p text:style-name="P81">Muito Alta</text:p>
          </table:table-cell>
          <table:table-cell table:style-name="Tabela5.B7" office:value-type="string">
            <text:p text:style-name="P81">Impacto máximo nos objetivos, sem possibilidade de recuperação</text:p>
          </table:table-cell>
          <table:table-cell table:style-name="Tabela5.A2" office:value-type="string">
            <text:p text:style-name="P79">5</text:p>
          </table:table-cell>
        </table:table-row>
      </table:table>
      <text:p text:style-name="P101">Tabela <text:span text:style-name="T15">5</text:span>: Escala de Impacto</text:p>
      <text:p text:style-name="P19"/>
      <text:p text:style-name="P19"><text:span text:style-name="T36">5) N</text:span>íveis de <text:span text:style-name="T36">R</text:span>isco</text:p>
      <text:p text:style-name="P23"><text:span text:style-name="T10">A</text:span> partir da relação dos níveis de probabilidade e impacto, defin<text:span text:style-name="T10">e</text:span>-se o Nível de Risco (valor numérico), conforme tabela a seguir: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ext:soft-page-break/>
        <table:table-row table:style-name="Tabela6.1">
          <table:table-cell table:style-name="Tabela6.A1" table:number-columns-spanned="7" office:value-type="string">
            <text:p text:style-name="P50"><text:span text:style-name="T10">Níveis de risco (</text:span>Matriz Impacto x Probabilidade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1">
          <table:table-cell table:style-name="Tabela6.A2" table:number-rows-spanned="2" table:number-columns-spanned="2" office:value-type="string">
            <text:p text:style-name="P49">Nível de risco</text:p>
            <text:p text:style-name="P62">(de 1 a 25)</text:p>
          </table:table-cell>
          <table:covered-table-cell/>
          <table:table-cell table:style-name="Tabela6.A2" table:number-columns-spanned="5" office:value-type="string">
            <text:p text:style-name="P56">Probabilidade</text:p>
          </table:table-cell>
          <table:covered-table-cell/>
          <table:covered-table-cell/>
          <table:covered-table-cell/>
          <table:covered-table-cell/>
        </table:table-row>
        <table:table-row table:style-name="Tabela6.1">
          <table:covered-table-cell/>
          <table:covered-table-cell/>
          <table:table-cell table:style-name="Tabela6.A1" office:value-type="string">
            <text:p text:style-name="P41">1</text:p>
            <text:p text:style-name="P41">Muita Baixa</text:p>
          </table:table-cell>
          <table:table-cell table:style-name="Tabela6.A1" office:value-type="string">
            <text:p text:style-name="P41">2</text:p>
            <text:p text:style-name="P41">Baixa</text:p>
          </table:table-cell>
          <table:table-cell table:style-name="Tabela6.A1" office:value-type="string">
            <text:p text:style-name="P41">3</text:p>
            <text:p text:style-name="P41">Média</text:p>
          </table:table-cell>
          <table:table-cell table:style-name="Tabela6.A1" office:value-type="string">
            <text:p text:style-name="P41">4</text:p>
            <text:p text:style-name="P41">Alta</text:p>
          </table:table-cell>
          <table:table-cell table:style-name="Tabela6.A1" office:value-type="string">
            <text:p text:style-name="P41">5</text:p>
            <text:p text:style-name="P41">Muito Alta</text:p>
          </table:table-cell>
        </table:table-row>
        <table:table-row table:style-name="Tabela6.1">
          <table:table-cell table:style-name="Tabela6.A1" table:number-rows-spanned="5" office:value-type="string">
            <text:p text:style-name="P56">Impacto</text:p>
          </table:table-cell>
          <table:table-cell table:style-name="Tabela6.A1" office:value-type="string">
            <text:p text:style-name="P38">5</text:p>
            <text:p text:style-name="P38">Muito Alto</text:p>
          </table:table-cell>
          <table:table-cell table:style-name="Tabela6.C4" office:value-type="string">
            <text:p text:style-name="P41">5</text:p>
          </table:table-cell>
          <table:table-cell table:style-name="Tabela6.D4" office:value-type="string">
            <text:p text:style-name="P41">10</text:p>
          </table:table-cell>
          <table:table-cell table:style-name="Tabela6.E4" office:value-type="string">
            <text:p text:style-name="P41">15</text:p>
          </table:table-cell>
          <table:table-cell table:style-name="Tabela6.E4" office:value-type="string">
            <text:p text:style-name="P41">20</text:p>
          </table:table-cell>
          <table:table-cell table:style-name="Tabela6.E4" office:value-type="string">
            <text:p text:style-name="P41">25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38">4</text:p>
            <text:p text:style-name="P38">Alto</text:p>
          </table:table-cell>
          <table:table-cell table:style-name="Tabela6.C4" office:value-type="string">
            <text:p text:style-name="P41">4</text:p>
          </table:table-cell>
          <table:table-cell table:style-name="Tabela6.D4" office:value-type="string">
            <text:p text:style-name="P41">8</text:p>
          </table:table-cell>
          <table:table-cell table:style-name="Tabela6.D4" office:value-type="string">
            <text:p text:style-name="P41">12</text:p>
          </table:table-cell>
          <table:table-cell table:style-name="Tabela6.E4" office:value-type="string">
            <text:p text:style-name="P41">16</text:p>
          </table:table-cell>
          <table:table-cell table:style-name="Tabela6.E4" office:value-type="string">
            <text:p text:style-name="P41">20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38">3</text:p>
            <text:p text:style-name="P38">Médio</text:p>
          </table:table-cell>
          <table:table-cell table:style-name="Tabela6.C4" office:value-type="string">
            <text:p text:style-name="P41">3</text:p>
          </table:table-cell>
          <table:table-cell table:style-name="Tabela6.C4" office:value-type="string">
            <text:p text:style-name="P41">6</text:p>
          </table:table-cell>
          <table:table-cell table:style-name="Tabela6.D4" office:value-type="string">
            <text:p text:style-name="P41">9</text:p>
          </table:table-cell>
          <table:table-cell table:style-name="Tabela6.D4" office:value-type="string">
            <text:p text:style-name="P41">12</text:p>
          </table:table-cell>
          <table:table-cell table:style-name="Tabela6.E4" office:value-type="string">
            <text:p text:style-name="P41">15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38">2</text:p>
            <text:p text:style-name="P38">Baixo</text:p>
          </table:table-cell>
          <table:table-cell table:style-name="Tabela6.C7" office:value-type="string">
            <text:p text:style-name="P41">2</text:p>
          </table:table-cell>
          <table:table-cell table:style-name="Tabela6.C4" office:value-type="string">
            <text:p text:style-name="P41">4</text:p>
          </table:table-cell>
          <table:table-cell table:style-name="Tabela6.C4" office:value-type="string">
            <text:p text:style-name="P41">6</text:p>
          </table:table-cell>
          <table:table-cell table:style-name="Tabela6.D4" office:value-type="string">
            <text:p text:style-name="P41">8</text:p>
          </table:table-cell>
          <table:table-cell table:style-name="Tabela6.D4" office:value-type="string">
            <text:p text:style-name="P41">10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38">1</text:p>
            <text:p text:style-name="P38">Muito Baixo</text:p>
          </table:table-cell>
          <table:table-cell table:style-name="Tabela6.C7" office:value-type="string">
            <text:p text:style-name="P41">1</text:p>
          </table:table-cell>
          <table:table-cell table:style-name="Tabela6.C7" office:value-type="string">
            <text:p text:style-name="P41">2</text:p>
          </table:table-cell>
          <table:table-cell table:style-name="Tabela6.C4" office:value-type="string">
            <text:p text:style-name="P41">3</text:p>
          </table:table-cell>
          <table:table-cell table:style-name="Tabela6.C4" office:value-type="string">
            <text:p text:style-name="P41">4</text:p>
          </table:table-cell>
          <table:table-cell table:style-name="Tabela6.C4" office:value-type="string">
            <text:p text:style-name="P41">5</text:p>
          </table:table-cell>
        </table:table-row>
      </table:table>
      <text:p text:style-name="P99">Tabela <text:span text:style-name="T17">6</text:span>: <text:span text:style-name="T10">Níveis de risco (</text:span>Matriz Impacto x Probabilidade<text:span text:style-name="T11">)</text:span></text:p>
      <text:p text:style-name="P88"><text:span text:style-name="T37">6) </text:span>Apetite a Riscos</text:p>
      <text:p text:style-name="P90"><text:span text:style-name="T12">A Tabela 7 e</text:span>stabelece a Matriz "Apetite a Riscos" do Tribunal, a partir do nível de risco (valor numérico) encontrado, podendo variar de "<text:span text:style-name="T48">O</text:span>portunidade", "<text:span text:style-name="T48">A</text:span>ceitável", "<text:span text:style-name="T48">I</text:span>naceitável" a "<text:span text:style-name="T48">A</text:span>bsolutamente <text:span text:style-name="T48">I</text:span>naceitável"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 table:style-name="Tabela7.1">
          <table:table-cell table:style-name="Tabela7.A1" table:number-columns-spanned="7" office:value-type="string">
            <text:p text:style-name="P51">Matriz "Apetite a Riscos"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table:number-rows-spanned="2" table:number-columns-spanned="2" office:value-type="string">
            <text:p text:style-name="P48">Nível de risco</text:p>
            <text:p text:style-name="P64">(<text:span text:style-name="T47">O</text:span>portunidade, <text:span text:style-name="T47">A</text:span>ceitável, <text:span text:style-name="T47">I</text:span>naceitável a <text:span text:style-name="T47">A</text:span>bsolutamente <text:span text:style-name="T47">I</text:span>naceitável)</text:p>
          </table:table-cell>
          <table:covered-table-cell/>
          <table:table-cell table:style-name="Tabela7.A2" table:number-columns-spanned="5" office:value-type="string">
            <text:p text:style-name="P58">Probabilidade</text:p>
          </table:table-cell>
          <table:covered-table-cell/>
          <table:covered-table-cell/>
          <table:covered-table-cell/>
          <table:covered-table-cell/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42">1</text:p>
            <text:p text:style-name="P42">Muita Baixa</text:p>
          </table:table-cell>
          <table:table-cell table:style-name="Tabela7.A1" office:value-type="string">
            <text:p text:style-name="P42">2</text:p>
            <text:p text:style-name="P42">Baixa</text:p>
          </table:table-cell>
          <table:table-cell table:style-name="Tabela7.A1" office:value-type="string">
            <text:p text:style-name="P42">3</text:p>
            <text:p text:style-name="P42">Média</text:p>
          </table:table-cell>
          <table:table-cell table:style-name="Tabela7.A1" office:value-type="string">
            <text:p text:style-name="P42">4</text:p>
            <text:p text:style-name="P42">Alta</text:p>
          </table:table-cell>
          <table:table-cell table:style-name="Tabela7.A1" office:value-type="string">
            <text:p text:style-name="P42">5</text:p>
            <text:p text:style-name="P42">Muito Alta</text:p>
          </table:table-cell>
        </table:table-row>
        <table:table-row table:style-name="Tabela7.4">
          <table:table-cell table:style-name="Tabela7.A1" table:number-rows-spanned="5" office:value-type="string">
            <text:p text:style-name="P57"/>
            <text:p text:style-name="P57">Impacto</text:p>
          </table:table-cell>
          <table:table-cell table:style-name="Tabela7.A1" office:value-type="string">
            <text:p text:style-name="P37">5</text:p>
            <text:p text:style-name="P37">Muito Alto</text:p>
          </table:table-cell>
          <table:table-cell table:style-name="Tabela7.C4" office:value-type="string">
            <text:p text:style-name="P60"/>
          </table:table-cell>
          <table:table-cell table:style-name="Tabela7.D4" office:value-type="string">
            <text:p text:style-name="P60"/>
          </table:table-cell>
          <table:table-cell table:style-name="Tabela7.E4" office:value-type="string">
            <text:p text:style-name="P60"/>
          </table:table-cell>
          <table:table-cell table:style-name="Tabela7.E4" table:number-columns-spanned="2" office:value-type="string">
            <text:p text:style-name="P48">Absolutamente <text:span text:style-name="T47">I</text:span>naceitável</text:p>
          </table:table-cell>
          <table:covered-table-cell/>
        </table:table-row>
        <table:table-row table:style-name="Tabela7.1">
          <table:covered-table-cell/>
          <table:table-cell table:style-name="Tabela7.A1" office:value-type="string">
            <text:p text:style-name="P37">4</text:p>
            <text:p text:style-name="P37">Alto</text:p>
          </table:table-cell>
          <table:table-cell table:style-name="Tabela7.C4" office:value-type="string">
            <text:p text:style-name="P60"/>
          </table:table-cell>
          <table:table-cell table:style-name="Tabela7.D4" office:value-type="string">
            <text:p text:style-name="P60"/>
          </table:table-cell>
          <table:table-cell table:style-name="Tabela7.D4" office:value-type="string">
            <text:p text:style-name="P60"/>
          </table:table-cell>
          <table:table-cell table:style-name="Tabela7.E4" office:value-type="string">
            <text:p text:style-name="P60"/>
          </table:table-cell>
          <table:table-cell table:style-name="Tabela7.E4" office:value-type="string">
            <text:p text:style-name="P65"> 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37">3</text:p>
            <text:p text:style-name="P37">Médio</text:p>
          </table:table-cell>
          <table:table-cell table:style-name="Tabela7.C4" office:value-type="string">
            <text:p text:style-name="P60"/>
          </table:table-cell>
          <table:table-cell table:style-name="Tabela7.D6" office:value-type="string">
            <text:p text:style-name="P60"/>
          </table:table-cell>
          <table:table-cell table:style-name="Tabela7.D4" office:value-type="string">
            <text:p text:style-name="P48">Inaceitável</text:p>
          </table:table-cell>
          <table:table-cell table:style-name="Tabela7.D4" office:value-type="string">
            <text:p text:style-name="P60"/>
          </table:table-cell>
          <table:table-cell table:style-name="Tabela7.E4" office:value-type="string">
            <text:p text:style-name="P60"/>
          </table:table-cell>
        </table:table-row>
        <table:table-row table:style-name="Tabela7.1">
          <table:covered-table-cell/>
          <table:table-cell table:style-name="Tabela7.A1" office:value-type="string">
            <text:p text:style-name="P37">2</text:p>
            <text:p text:style-name="P37">Baixo</text:p>
          </table:table-cell>
          <table:table-cell table:style-name="Tabela7.C7" office:value-type="string">
            <text:p text:style-name="P71"/>
          </table:table-cell>
          <table:table-cell table:style-name="Tabela7.D6" office:value-type="string">
            <text:p text:style-name="P35">Aceitável</text:p>
          </table:table-cell>
          <table:table-cell table:style-name="Tabela7.D6" office:value-type="string">
            <text:p text:style-name="P60"/>
          </table:table-cell>
          <table:table-cell table:style-name="Tabela7.D4" office:value-type="string">
            <text:p text:style-name="P60"/>
          </table:table-cell>
          <table:table-cell table:style-name="Tabela7.D4" office:value-type="string">
            <text:p text:style-name="P60"/>
          </table:table-cell>
        </table:table-row>
        <table:table-row table:style-name="Tabela7.1">
          <table:covered-table-cell/>
          <table:table-cell table:style-name="Tabela7.A1" office:value-type="string">
            <text:p text:style-name="P37">1</text:p>
            <text:p text:style-name="P37">Muito Baixo</text:p>
          </table:table-cell>
          <table:table-cell table:style-name="Tabela7.C7" office:value-type="string">
            <text:p text:style-name="P70">Oportunidade</text:p>
          </table:table-cell>
          <table:table-cell table:style-name="Tabela7.D8" office:value-type="string">
            <text:p text:style-name="P71"/>
          </table:table-cell>
          <table:table-cell table:style-name="Tabela7.D6" office:value-type="string">
            <text:p text:style-name="P60"/>
          </table:table-cell>
          <table:table-cell table:style-name="Tabela7.D6" office:value-type="string">
            <text:p text:style-name="P60"/>
          </table:table-cell>
          <table:table-cell table:style-name="Tabela7.D6" office:value-type="string">
            <text:p text:style-name="P60"/>
          </table:table-cell>
        </table:table-row>
      </table:table>
      <text:p text:style-name="P102">Tabela <text:span text:style-name="T17">7</text:span>: Matriz "Apetite a Riscos"</text:p>
      <text:p text:style-name="P87"/>
      <text:p text:style-name="P89"><text:soft-page-break/><text:span text:style-name="T38">7) </text:span>Matriz de Classificação de Riscos</text:p>
      <text:p text:style-name="P91"><text:span text:style-name="T22">A Tabela 8 es</text:span>tabelece <text:span text:style-name="T23">a</text:span> Matriz de Classificação de Riscos, <text:span text:style-name="T22">baseada</text:span> <text:span text:style-name="T22">n</text:span>a tabela anterior de <text:span text:style-name="T41">A</text:span>petite a <text:span text:style-name="T41">R</text:span>isco<text:span text:style-name="T41">s</text:span>, podendo variar de "<text:span text:style-name="T41">B</text:span>aixo", "<text:span text:style-name="T41">M</text:span>édio", "<text:span text:style-name="T41">A</text:span>lto" a "<text:span text:style-name="T41">E</text:span>xtremo". 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53">Matriz de Classificação de Risc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1">
          <table:table-cell table:style-name="Tabela8.A2" table:number-rows-spanned="2" table:number-columns-spanned="2" office:value-type="string">
            <text:p text:style-name="P52">Nível de <text:span text:style-name="T45">R</text:span>isco</text:p>
            <text:p text:style-name="P63">(Extremo, Alto, Médio e Baixo)</text:p>
          </table:table-cell>
          <table:covered-table-cell/>
          <table:table-cell table:style-name="Tabela8.A2" table:number-columns-spanned="5" office:value-type="string">
            <text:p text:style-name="P58">Probabilidade</text:p>
          </table:table-cell>
          <table:covered-table-cell/>
          <table:covered-table-cell/>
          <table:covered-table-cell/>
          <table:covered-table-cell/>
        </table:table-row>
        <table:table-row table:style-name="Tabela8.1">
          <table:covered-table-cell/>
          <table:covered-table-cell/>
          <table:table-cell table:style-name="Tabela8.A1" office:value-type="string">
            <text:p text:style-name="P43">1</text:p>
            <text:p text:style-name="P43">Muita Baixa</text:p>
          </table:table-cell>
          <table:table-cell table:style-name="Tabela8.A1" office:value-type="string">
            <text:p text:style-name="P43">2</text:p>
            <text:p text:style-name="P43">Baixa</text:p>
          </table:table-cell>
          <table:table-cell table:style-name="Tabela8.A1" office:value-type="string">
            <text:p text:style-name="P43">3</text:p>
            <text:p text:style-name="P43">Média</text:p>
          </table:table-cell>
          <table:table-cell table:style-name="Tabela8.A1" office:value-type="string">
            <text:p text:style-name="P43">4</text:p>
            <text:p text:style-name="P43">Alta</text:p>
          </table:table-cell>
          <table:table-cell table:style-name="Tabela8.A1" office:value-type="string">
            <text:p text:style-name="P43">5</text:p>
            <text:p text:style-name="P43">Muito Alta</text:p>
          </table:table-cell>
        </table:table-row>
        <table:table-row table:style-name="Tabela8.4">
          <table:table-cell table:style-name="Tabela8.A1" table:number-rows-spanned="5" office:value-type="string">
            <text:p text:style-name="P58">Impacto</text:p>
          </table:table-cell>
          <table:table-cell table:style-name="Tabela8.A1" office:value-type="string">
            <text:p text:style-name="P43">5</text:p>
            <text:p text:style-name="P43">Muito Alto</text:p>
          </table:table-cell>
          <table:table-cell table:style-name="Tabela8.C4" office:value-type="string">
            <text:p text:style-name="P61"/>
          </table:table-cell>
          <table:table-cell table:style-name="Tabela8.D4" office:value-type="string">
            <text:p text:style-name="P61"/>
          </table:table-cell>
          <table:table-cell table:style-name="Tabela8.E4" office:value-type="string">
            <text:p text:style-name="P61"/>
          </table:table-cell>
          <table:table-cell table:style-name="Tabela8.E4" table:number-columns-spanned="2" office:value-type="string">
            <text:p text:style-name="P105"/>
            <text:p text:style-name="P59">Extremo</text:p>
            <text:p text:style-name="P61"/>
          </table:table-cell>
          <table:covered-table-cell/>
        </table:table-row>
        <table:table-row table:style-name="Tabela8.1">
          <table:covered-table-cell/>
          <table:table-cell table:style-name="Tabela8.A1" office:value-type="string">
            <text:p text:style-name="P43">4</text:p>
            <text:p text:style-name="P43">Alto</text:p>
          </table:table-cell>
          <table:table-cell table:style-name="Tabela8.C4" office:value-type="string">
            <text:p text:style-name="P61"/>
          </table:table-cell>
          <table:table-cell table:style-name="Tabela8.D4" office:value-type="string">
            <text:p text:style-name="P61"/>
          </table:table-cell>
          <table:table-cell table:style-name="Tabela8.D4" office:value-type="string">
            <text:p text:style-name="P61"/>
          </table:table-cell>
          <table:table-cell table:style-name="Tabela8.E4" office:value-type="string">
            <text:p text:style-name="P61"/>
          </table:table-cell>
          <table:table-cell table:style-name="Tabela8.E4" office:value-type="string">
            <text:p text:style-name="P66"> 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43">3</text:p>
            <text:p text:style-name="P43">Médio</text:p>
          </table:table-cell>
          <table:table-cell table:style-name="Tabela8.C4" office:value-type="string">
            <text:p text:style-name="P61"/>
          </table:table-cell>
          <table:table-cell table:style-name="Tabela8.D6" office:value-type="string">
            <text:p text:style-name="P61"/>
          </table:table-cell>
          <table:table-cell table:style-name="Tabela8.D4" office:value-type="string">
            <text:p text:style-name="P59">Alto</text:p>
          </table:table-cell>
          <table:table-cell table:style-name="Tabela8.D4" office:value-type="string">
            <text:p text:style-name="P61"/>
          </table:table-cell>
          <table:table-cell table:style-name="Tabela8.E4" office:value-type="string">
            <text:p text:style-name="P61"/>
          </table:table-cell>
        </table:table-row>
        <table:table-row table:style-name="Tabela8.1">
          <table:covered-table-cell/>
          <table:table-cell table:style-name="Tabela8.A1" office:value-type="string">
            <text:p text:style-name="P43">2</text:p>
            <text:p text:style-name="P43">Baixo</text:p>
          </table:table-cell>
          <table:table-cell table:style-name="Tabela8.C7" office:value-type="string">
            <text:p text:style-name="P61"/>
          </table:table-cell>
          <table:table-cell table:style-name="Tabela8.D6" office:value-type="string">
            <text:p text:style-name="P59">Médio</text:p>
          </table:table-cell>
          <table:table-cell table:style-name="Tabela8.D6" office:value-type="string">
            <text:p text:style-name="P61"/>
          </table:table-cell>
          <table:table-cell table:style-name="Tabela8.D4" office:value-type="string">
            <text:p text:style-name="P61"/>
          </table:table-cell>
          <table:table-cell table:style-name="Tabela8.D4" office:value-type="string">
            <text:p text:style-name="P61"/>
          </table:table-cell>
        </table:table-row>
        <table:table-row table:style-name="Tabela8.1">
          <table:covered-table-cell/>
          <table:table-cell table:style-name="Tabela8.A1" office:value-type="string">
            <text:p text:style-name="P43">1</text:p>
            <text:p text:style-name="P43">Muito Baixo</text:p>
          </table:table-cell>
          <table:table-cell table:style-name="Tabela8.C7" office:value-type="string">
            <text:p text:style-name="P59">Baixo</text:p>
          </table:table-cell>
          <table:table-cell table:style-name="Tabela8.D8" office:value-type="string">
            <text:p text:style-name="P61"/>
          </table:table-cell>
          <table:table-cell table:style-name="Tabela8.D6" office:value-type="string">
            <text:p text:style-name="P61"/>
          </table:table-cell>
          <table:table-cell table:style-name="Tabela8.D6" office:value-type="string">
            <text:p text:style-name="P61"/>
          </table:table-cell>
          <table:table-cell table:style-name="Tabela8.D6" office:value-type="string">
            <text:p text:style-name="P61"/>
          </table:table-cell>
        </table:table-row>
      </table:table>
      <text:p text:style-name="P100">Tabela <text:span text:style-name="T39">8</text:span>: Matriz de Classificação de Riscos</text:p>
      <text:p text:style-name="P92"/>
      <text:p text:style-name="P92"><text:span text:style-name="T39">8) </text:span>Definição da Eficácia dos Controles</text:p>
      <text:p text:style-name="P93">Depois de avaliados os riscos, com base no <text:span text:style-name="T42">A</text:span>petite a <text:span text:style-name="T42">R</text:span>isco<text:span text:style-name="T42">s</text:span> definido para o caso concreto, será verificada a existência de controles implementados que possam mitigá-los, bem como a eficácia desses controles, utilizando-se a tabela a seguir: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header-rows>
          <table:table-row table:style-name="Tabela16.1">
            <table:table-cell table:style-name="Tabela16.A1" table:number-columns-spanned="4" office:value-type="string">
              <text:p text:style-name="P69">Definição da Eficácia dos Controles </text:p>
            </table:table-cell>
            <table:covered-table-cell/>
            <table:covered-table-cell/>
            <table:covered-table-cell/>
          </table:table-row>
        </table:table-header-rows>
        <table:table-row table:style-name="Tabela16.1">
          <table:table-cell table:style-name="Tabela16.A2" office:value-type="string">
            <text:p text:style-name="P68">Situação <text:span text:style-name="T45">O</text:span>bservada do <text:span text:style-name="T45">C</text:span>ontrole </text:p>
          </table:table-cell>
          <table:table-cell table:style-name="Tabela16.A2" office:value-type="string">
            <text:p text:style-name="P36">Nível de Avaliação do <text:span text:style-name="T45">C</text:span>ontrole</text:p>
          </table:table-cell>
          <table:table-cell table:style-name="Tabela16.A2" office:value-type="string">
            <text:p text:style-name="P36">Nível de <text:span text:style-name="T45">C</text:span>onfiança nos <text:span text:style-name="T45">C</text:span>ontroles</text:p>
          </table:table-cell>
          <table:table-cell table:style-name="Tabela16.A2" office:value-type="string">
            <text:p text:style-name="P36">Risco de <text:span text:style-name="T45">C</text:span>ontrole </text:p>
          </table:table-cell>
        </table:table-row>
        <table:table-row table:style-name="Tabela16.1">
          <table:table-cell table:style-name="Tabela16.A3" office:value-type="string">
            <text:p text:style-name="P39">Inexistente ou não funcional/não implementado.</text:p>
          </table:table-cell>
          <table:table-cell table:style-name="Tabela16.A3" office:value-type="string">
            <text:p text:style-name="P40">Inexistente</text:p>
          </table:table-cell>
          <table:table-cell table:style-name="Tabela16.A3" office:value-type="string">
            <text:p text:style-name="P40">0%</text:p>
          </table:table-cell>
          <table:table-cell table:style-name="Tabela16.A3" office:value-type="string">
            <text:p text:style-name="P40">1,00</text:p>
          </table:table-cell>
        </table:table-row>
        <table:table-row table:style-name="Tabela16.1">
          <table:table-cell table:style-name="Tabela16.A3" office:value-type="string">
            <text:p text:style-name="P39">Não formalizado, baseado no conhecimento dos operadores, em geral realizado manualmente.</text:p>
          </table:table-cell>
          <table:table-cell table:style-name="Tabela16.A3" office:value-type="string">
            <text:p text:style-name="P40">Fraco</text:p>
          </table:table-cell>
          <table:table-cell table:style-name="Tabela16.A3" office:value-type="string">
            <text:p text:style-name="P40">20%</text:p>
          </table:table-cell>
          <table:table-cell table:style-name="Tabela16.A3" office:value-type="string">
            <text:p text:style-name="P40">0,80</text:p>
          </table:table-cell>
        </table:table-row>
        <table:table-row table:style-name="Tabela16.1">
          <table:table-cell table:style-name="Tabela16.A3" office:value-type="string">
            <text:p text:style-name="P39">Razoavelmente formalizado, seu desenho ou ferramentas não são adequados para suporte de todos os riscos relevantes.</text:p>
          </table:table-cell>
          <table:table-cell table:style-name="Tabela16.A3" office:value-type="string">
            <text:p text:style-name="P40">Mediano</text:p>
          </table:table-cell>
          <table:table-cell table:style-name="Tabela16.A3" office:value-type="string">
            <text:p text:style-name="P40">40%</text:p>
          </table:table-cell>
          <table:table-cell table:style-name="Tabela16.A3" office:value-type="string">
            <text:p text:style-name="P40">0,60</text:p>
          </table:table-cell>
        </table:table-row>
        <text:soft-page-break/>
        <table:table-row table:style-name="Tabela16.1">
          <table:table-cell table:style-name="Tabela16.A3" office:value-type="string">
            <text:p text:style-name="P39">Formalizado mas pode ser aperfeiçoado, <text:span text:style-name="T43">possui </text:span>ferramentas adequadas e mitiga os riscos razoavelmente.</text:p>
          </table:table-cell>
          <table:table-cell table:style-name="Tabela16.A3" office:value-type="string">
            <text:p text:style-name="P40">Satisfatório</text:p>
          </table:table-cell>
          <table:table-cell table:style-name="Tabela16.A3" office:value-type="string">
            <text:p text:style-name="P40">60%</text:p>
          </table:table-cell>
          <table:table-cell table:style-name="Tabela16.A3" office:value-type="string">
            <text:p text:style-name="P40">0,40</text:p>
          </table:table-cell>
        </table:table-row>
        <table:table-row table:style-name="Tabela16.1">
          <table:table-cell table:style-name="Tabela16.A3" office:value-type="string">
            <text:p text:style-name="P39">Formalizado e sustentado por ferramentas adequadas, mitiga os riscos em todos os aspectos relevantes e pode ser considerado como paradigma de melhores práticas.</text:p>
          </table:table-cell>
          <table:table-cell table:style-name="Tabela16.A3" office:value-type="string">
            <text:p text:style-name="P40">Forte</text:p>
          </table:table-cell>
          <table:table-cell table:style-name="Tabela16.A3" office:value-type="string">
            <text:p text:style-name="P40">80%</text:p>
          </table:table-cell>
          <table:table-cell table:style-name="Tabela16.A3" office:value-type="string">
            <text:p text:style-name="P40">0,20</text:p>
          </table:table-cell>
        </table:table-row>
      </table:table>
      <text:p text:style-name="P103">Tabela <text:span text:style-name="T39">9</text:span>: Definição da Eficácia dos Controles </text:p>
      <text:p text:style-name="P104"/>
      <text:p text:style-name="P94">Dessa <text:span text:style-name="T44">A</text:span>valiação de <text:span text:style-name="T44">C</text:span>ontroles, o Gestor de Risco obterá um índice (Risco de Controle), <text:span text:style-name="T44">o qual</text:span> será multiplicado pelo Nível de Risco encontrado a fim de obter o risco residual.</text:p>
      <text:p text:style-name="P95"><text:span text:style-name="T44">Maiores</text:span> detalhes sobre a implementação da Política de Gestão de Riscos estão descritos no Manual de Gestão de Ris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2" style:family="table">
      <style:table-properties style:width="16.103cm" fo:margin-left="0.169cm" table:align="left" style:writing-mode="lr-tb"/>
    </style:style>
    <style:style style:name="Tabela12.A" style:family="table-column">
      <style:table-column-properties style:column-width="2.401cm"/>
    </style:style>
    <style:style style:name="Tabela12.B" style:family="table-column">
      <style:table-column-properties style:column-width="11.017cm"/>
    </style:style>
    <style:style style:name="Tabela12.C" style:family="table-column">
      <style:table-column-properties style:column-width="2.685cm"/>
    </style:style>
    <style:style style:name="Tabela12.1" style:family="table-row">
      <style:table-row-properties style:min-row-height="2.244cm"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Standard">
      <style:paragraph-properties fo:margin-left="-0.101cm" fo:margin-right="0cm" fo:line-height="100%" fo:text-align="center" style:justify-single-word="false" fo:text-indent="0cm" style:auto-text-indent="false" style:writing-mode="lr-tb"/>
      <style:text-properties style:font-name="Times New Roman" fo:font-size="11pt" fo:font-weight="normal" officeooo:paragraph-rsid="01162b34" style:font-size-asian="11pt" style:font-weight-asian="normal" style:font-size-complex="11pt" style:font-weight-complex="normal"/>
    </style:style>
    <style:style style:name="MP2" style:family="paragraph" style:parent-style-name="Header">
      <style:paragraph-properties style:snap-to-layout-grid="false"/>
      <style:text-properties fo:language="pt" fo:country="BR" officeooo:paragraph-rsid="01162b34" style:language-asian="pt" style:country-asian="BR"/>
    </style:style>
    <style:style style:name="MP3" style:family="paragraph" style:parent-style-name="Table_20_Contents">
      <style:paragraph-properties style:snap-to-layout-grid="false"/>
      <style:text-properties style:font-name="Arial" officeooo:rsid="01162b34" officeooo:paragraph-rsid="01162b34" style:font-name-complex="Arial"/>
    </style:style>
    <style:style style:name="MP4" style:family="paragraph" style:parent-style-name="Table_20_Contents">
      <style:paragraph-properties style:snap-to-layout-grid="false"/>
      <style:text-properties style:font-name="Arial" officeooo:paragraph-rsid="01162b34" style:font-name-complex="Arial"/>
    </style:style>
    <style:style style:name="MP5" style:family="paragraph" style:parent-style-name="Table_20_Contents">
      <style:paragraph-properties style:snap-to-layout-grid="false"/>
      <style:text-properties style:font-name="Arial" officeooo:rsid="00e606f3" officeooo:paragraph-rsid="01162b34" style:font-name-complex="Arial"/>
    </style:style>
    <style:style style:name="MP6" style:family="paragraph" style:parent-style-name="Standard">
      <style:paragraph-properties fo:margin-left="-0.101cm" fo:margin-right="0cm" fo:line-height="100%" fo:text-align="center" style:justify-single-word="false" fo:text-indent="0cm" style:auto-text-indent="false" style:writing-mode="lr-tb"/>
      <style:text-properties style:font-name="Calibri" fo:font-size="11pt" fo:font-weight="bold" officeooo:paragraph-rsid="01162b34" style:font-size-asian="11pt" style:font-weight-asian="bold" style:font-size-complex="11pt" style:font-weight-complex="bold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903cm" fo:margin-left="2.778cm" fo:margin-right="1.97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row table:style-name="Tabela12.1">
            <table:table-cell table:style-name="Tabela12.A1" office:value-type="string">
              <text:p text:style-name="MP2"><draw:frame draw:style-name="Mfr1" draw:name="figuras2" text:anchor-type="char" svg:x="0.275cm" svg:y="0.363cm" svg:width="1.744cm" svg:height="1.744cm" draw:z-index="7"><draw:image xlink:href="Pictures/10000000000000EC000000EC8083EEB5269E9C38.png" xlink:type="simple" xlink:show="embed" xlink:actuate="onLoad"/></draw:frame><draw:frame draw:style-name="Mfr1" draw:name="figuras1" text:anchor-type="char" svg:x="0.275cm" svg:y="0.363cm" svg:width="1.744cm" svg:height="1.744cm" draw:z-index="15"><draw:image xlink:href="Pictures/10000000000000EC000000EC8083EEB5269E9C38.png" xlink:type="simple" xlink:show="embed" xlink:actuate="onLoad"/></draw:frame></text:p>
            </table:table-cell>
            <table:table-cell table:style-name="Tabela12.B1" office:value-type="string">
              <text:p text:style-name="MP3">Poder Judiciário</text:p>
              <text:p text:style-name="MP4">Tribunal Regional Eleitoral de Sergipe</text:p>
              <text:p text:style-name="MP5">Diretoria-Geral</text:p>
            </table:table-cell>
            <table:table-cell table:style-name="Tabela12.C1" office:value-type="string">
              <text:p text:style-name="MP2"><draw:frame draw:style-name="Mfr2" draw:name="Figura1" text:anchor-type="paragraph" svg:width="2.145cm" svg:height="2.09cm" draw:z-index="23"><draw:image xlink:href="Pictures/10000201000002800000027074D3F2C4D47522CD.png" xlink:type="simple" xlink:show="embed" xlink:actuate="onLoad"/></draw:frame></text:p>
            </table:table-cell>
          </table:table-row>
        </table:table>
        <text:p text:style-name="MP6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bunal Regional Eleitoral da Paraíba Justica Eleitoral</meta:initial-creator>
    <meta:creation-date>2016-04-15T13:36:00</meta:creation-date>
    <dc:date>2018-08-24T11:24:46.424000000</dc:date>
    <meta:print-date>2017-05-18T14:36:17.399000000</meta:print-date>
    <meta:editing-cycles>232</meta:editing-cycles>
    <meta:editing-duration>P11DT21H50M41S</meta:editing-duration>
    <meta:generator>LibreOffice/5.2.3.3$Windows_x86 LibreOffice_project/d54a8868f08a7b39642414cf2c8ef2f228f780cf</meta:generator>
    <meta:document-statistic meta:table-count="10" meta:image-count="3" meta:object-count="0" meta:page-count="8" meta:paragraph-count="328" meta:word-count="1487" meta:character-count="9383" meta:non-whitespace-character-count="8203"/>
  </office:meta>
</office:document-meta>
</file>